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a6a6"/>
    </style:style>
    <style:style style:name="ce18" style:family="table-cell" style:parent-style-name="Default">
      <style:table-cell-properties fo:background-color="#81d41a"/>
    </style:style>
    <style:style style:name="ce19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default-cell-style-name="ce19"/>
        <table:table-column table:style-name="co1" table:default-cell-style-name="ce20"/>
        <table:table-column table:style-name="co1" table:default-cell-style-name="Default"/>
        <table:table-column table:style-name="co1" table:default-cell-style-name="ce23"/>
        <table:table-column table:style-name="co1" table:number-columns-repeated="2" table:default-cell-style-name="ce24"/>
        <table:table-column table:style-name="co1" table:default-cell-style-name="ce23"/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KM</text:p>
          </table:table-cell>
          <table:table-cell table:style-name="ce18" office:value-type="float" office:value="0.00001" calcext:value-type="float">
            <text:p>1E-0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table:style-name="ce17" office:value-type="float" office:value="0.04167" calcext:value-type="float">
            <text:p>0.04167</text:p>
          </table:table-cell>
          <table:table-cell table:style-name="Default" office:value-type="string" calcext:value-type="string">
            <text:p>N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CE2</text:p>
          </table:table-cell>
          <table:table-cell office:value-type="float" office:value="0.023623220427768" calcext:value-type="float">
            <text:p>0.023623220427768</text:p>
          </table:table-cell>
          <table:table-cell table:style-name="Default" office:value-type="string" calcext:value-type="string">
            <text:p>NA</text:p>
          </table:table-cell>
          <table:table-cell table:style-name="ce20" office:value-type="float" office:value="0.0379070875784819" calcext:value-type="float">
            <text:p>0.037907087578482</text:p>
          </table:table-cell>
          <table:table-cell table:style-name="ce20" office:value-type="float" office:value="0.000311093067059057" calcext:value-type="float">
            <text:p>0.000311093067059</text:p>
          </table:table-cell>
          <table:table-cell table:style-name="Default" office:value-type="string" calcext:value-type="string">
            <text:p>NA</text:p>
          </table:table-cell>
          <table:table-cell table:style-name="ce19" office:value-type="float" office:value="0.035464326477486" calcext:value-type="float">
            <text:p>0.035464326477486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TMPRSS2</text:p>
          </table:table-cell>
          <table:table-cell office:value-type="float" office:value="0.0468642156737" calcext:value-type="float">
            <text:p>0.0468642156737</text:p>
          </table:table-cell>
          <table:table-cell table:style-name="Default" office:value-type="string" calcext:value-type="string">
            <text:p>NA</text:p>
          </table:table-cell>
          <table:table-cell table:style-name="ce20" office:value-type="float" office:value="0.0520557909663211" calcext:value-type="float">
            <text:p>0.052055790966321</text:p>
          </table:table-cell>
          <table:table-cell table:style-name="ce20" office:value-type="float" office:value="0.00000000496756111384684" calcext:value-type="float">
            <text:p>4.96756111384684E-09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IFITM2</text:p>
          </table:table-cell>
          <table:table-cell office:value-type="float" office:value="0.0385005521467628" calcext:value-type="float">
            <text:p>0.038500552146763</text:p>
          </table:table-cell>
          <table:table-cell office:value-type="float" office:value="0.000000523352399576296" calcext:value-type="float">
            <text:p>5.23352399576296E-07</text:p>
          </table:table-cell>
          <table:table-cell table:style-name="ce20" office:value-type="float" office:value="0.0000000194329255978326" calcext:value-type="float">
            <text:p>1.94329255978326E-08</text:p>
          </table:table-cell>
          <table:table-cell table:style-name="Default" office:value-type="string" calcext:value-type="string">
            <text:p>NA</text:p>
          </table:table-cell>
          <table:table-cell table:style-name="ce19" office:value-type="float" office:value="0.00000643840981583972" calcext:value-type="float">
            <text:p>6.43840981583972E-06</text:p>
          </table:table-cell>
          <table:table-cell table:style-name="Default" office:value-type="string" calcext:value-type="string">
            <text:p>N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IFITM3</text:p>
          </table:table-cell>
          <table:table-cell office:value-type="float" office:value="0.0488630451260582" calcext:value-type="float">
            <text:p>0.048863045126058</text:p>
          </table:table-cell>
          <table:table-cell office:value-type="float" office:value="0.00000190062243196729" calcext:value-type="float">
            <text:p>1.90062243196729E-06</text:p>
          </table:table-cell>
          <table:table-cell table:style-name="ce20" office:value-type="float" office:value="0.000000100646746817533" calcext:value-type="float">
            <text:p>1.00646746817533E-07</text:p>
          </table:table-cell>
          <table:table-cell table:style-name="Default" office:value-type="string" calcext:value-type="string">
            <text:p>NA</text:p>
          </table:table-cell>
          <table:table-cell table:style-name="ce19" office:value-type="float" office:value="0.00000212100103493884" calcext:value-type="float">
            <text:p>2.12100103493884E-06</text:p>
          </table:table-cell>
          <table:table-cell table:style-name="Default" office:value-type="string" calcext:value-type="string">
            <text:p>N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MYCN</text:p>
          </table:table-cell>
          <table:table-cell office:value-type="float" office:value="0.0171556702576609" calcext:value-type="float">
            <text:p>0.017155670257661</text:p>
          </table:table-cell>
          <table:table-cell table:style-name="ce19" office:value-type="float" office:value="0.0254883860544054" calcext:value-type="float">
            <text:p>0.025488386054405</text:p>
          </table:table-cell>
          <table:table-cell table:style-name="ce19" office:value-type="float" office:value="0.00200630157973121" calcext:value-type="float">
            <text:p>0.002006301579731</text:p>
          </table:table-cell>
          <table:table-cell table:style-name="Default" office:value-type="string" calcext:value-type="string">
            <text:p>NA</text:p>
          </table:table-cell>
          <table:table-cell table:style-name="ce20" office:value-type="float" office:value="6.60246290813785E-016" calcext:value-type="float">
            <text:p>6.60246290813785E-16</text:p>
          </table:table-cell>
          <table:table-cell table:style-name="ce19" office:value-type="float" office:value="0.0432382053916315" calcext:value-type="float">
            <text:p>0.043238205391632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NTRK1</text:p>
          </table:table-cell>
          <table:table-cell table:style-name="ce20" office:value-type="float" office:value="0.000000000497806788817448" calcext:value-type="float">
            <text:p>4.97806788817448E-10</text:p>
          </table:table-cell>
          <table:table-cell office:value-type="float" office:value="0.00718994586339158" calcext:value-type="float">
            <text:p>0.007189945863392</text:p>
          </table:table-cell>
          <table:table-cell table:style-name="ce19" office:value-type="float" office:value="0.0948238444107588" calcext:value-type="float">
            <text:p>0.094823844410759</text:p>
          </table:table-cell>
          <table:table-cell table:style-name="Default" office:value-type="string" calcext:value-type="string">
            <text:p>NA</text:p>
          </table:table-cell>
          <table:table-cell table:style-name="ce19" office:value-type="float" office:value="0.000000000000057248633419538" calcext:value-type="float">
            <text:p>5.7248633419538E-14</text:p>
          </table:table-cell>
          <table:table-cell table:style-name="Default" office:value-type="string" calcext:value-type="string">
            <text:p>N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PTPN6</text:p>
          </table:table-cell>
          <table:table-cell office:value-type="float" office:value="0.00515513254528529" calcext:value-type="float">
            <text:p>0.005155132545285</text:p>
          </table:table-cell>
          <table:table-cell table:style-name="Default" office:value-type="string" calcext:value-type="string">
            <text:p>NA</text:p>
          </table:table-cell>
          <table:table-cell table:style-name="ce20" office:value-type="float" office:value="0.0000000000000204844826495162" calcext:value-type="float">
            <text:p>2.04844826495162E-14</text:p>
          </table:table-cell>
          <table:table-cell table:style-name="Default" office:value-type="string" calcext:value-type="string">
            <text:p>NA</text:p>
          </table:table-cell>
          <table:table-cell table:style-name="ce19" office:value-type="float" office:value="0.00000000615354473108232" calcext:value-type="float">
            <text:p>6.15354473108232E-09</text:p>
          </table:table-cell>
          <table:table-cell table:style-name="ce20" office:value-type="float" office:value="0.00318970417869483" calcext:value-type="float">
            <text:p>0.00318970417869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TP53</text:p>
          </table:table-cell>
          <table:table-cell office:value-type="float" office:value="0.0000028187628844822" calcext:value-type="float">
            <text:p>2.8187628844822E-06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table:style-name="ce20" office:value-type="float" office:value="0.0000000000000149984945849505" calcext:value-type="float">
            <text:p>1.49984945849505E-14</text:p>
          </table:table-cell>
          <table:table-cell table:style-name="ce19" office:value-type="float" office:value="0.00261180029945285" calcext:value-type="float">
            <text:p>0.002611800299453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XCL10</text:p>
          </table:table-cell>
          <table:table-cell table:style-name="ce21" office:value-type="string" calcext:value-type="string">
            <text:p>NA</text:p>
          </table:table-cell>
          <table:table-cell office:value-type="float" office:value="0.00043787377479863" calcext:value-type="float">
            <text:p>0.000437873774799</text:p>
          </table:table-cell>
          <table:table-cell table:style-name="ce20" office:value-type="float" office:value="0.00000244162426935048" calcext:value-type="float">
            <text:p>2.44162426935048E-06</text:p>
          </table:table-cell>
          <table:table-cell table:style-name="ce19" office:value-type="float" office:value="0.0101776592077132" calcext:value-type="float">
            <text:p>0.010177659207713</text:p>
          </table:table-cell>
          <table:table-cell table:style-name="ce19" office:value-type="float" office:value="0.00000347953031471517" calcext:value-type="float">
            <text:p>3.47953031471517E-06</text:p>
          </table:table-cell>
          <table:table-cell table:style-name="Default" office:value-type="string" calcext:value-type="string">
            <text:p>N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XCL11</text:p>
          </table:table-cell>
          <table:table-cell office:value-type="float" office:value="0.0265290448343264" calcext:value-type="float">
            <text:p>0.026529044834326</text:p>
          </table:table-cell>
          <table:table-cell office:value-type="float" office:value="0.00659639429083081" calcext:value-type="float">
            <text:p>0.006596394290831</text:p>
          </table:table-cell>
          <table:table-cell table:style-name="ce20" office:value-type="float" office:value="0.000328809669573415" calcext:value-type="float">
            <text:p>0.000328809669573</text:p>
          </table:table-cell>
          <table:table-cell table:style-name="Default" office:value-type="string" calcext:value-type="string">
            <text:p>NA</text:p>
          </table:table-cell>
          <table:table-cell table:style-name="ce19" office:value-type="float" office:value="0.0000184257429744543" calcext:value-type="float">
            <text:p>1.84257429744543E-05</text:p>
          </table:table-cell>
          <table:table-cell table:style-name="Default" office:value-type="string" calcext:value-type="string">
            <text:p>N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GTR1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0.000542468705425059" calcext:value-type="float">
            <text:p>0.000542468705425</text:p>
          </table:table-cell>
          <table:table-cell table:style-name="ce22" office:value-type="string" calcext:value-type="string">
            <text:p>NA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19" office:value-type="float" office:value="0.0000575032709676674" calcext:value-type="float">
            <text:p>5.75032709676674E-0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BSG</text:p>
          </table:table-cell>
          <table:table-cell office:value-type="float" office:value="0.00152970331350344" calcext:value-type="float">
            <text:p>0.001529703313503</text:p>
          </table:table-cell>
          <table:table-cell office:value-type="float" office:value="0.0431444224605799" calcext:value-type="float">
            <text:p>0.04314442246058</text:p>
          </table:table-cell>
          <table:table-cell office:value-type="string" calcext:value-type="string">
            <text:p>NA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PPIA</text:p>
          </table:table-cell>
          <table:table-cell office:value-type="float" office:value="0.00340719265720501" calcext:value-type="float">
            <text:p>0.003407192657205</text:p>
          </table:table-cell>
          <table:table-cell office:value-type="float" office:value="0.00126851961722768" calcext:value-type="float">
            <text:p>0.001268519617228</text:p>
          </table:table-cell>
          <table:table-cell office:value-type="string" calcext:value-type="string">
            <text:p>NA</text:p>
          </table:table-cell>
          <table:table-cell table:style-name="ce19" office:value-type="float" office:value="0.000000000607601504842297" calcext:value-type="float">
            <text:p>6.07601504842297E-10</text:p>
          </table:table-cell>
          <table:table-cell table:style-name="ce20" office:value-type="float" office:value="0.0000893848620041968" calcext:value-type="float">
            <text:p>8.93848620041968E-05</text:p>
          </table:table-cell>
          <table:table-cell table:style-name="Default" office:value-type="string" calcext:value-type="string">
            <text:p>N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PPIB</text:p>
          </table:table-cell>
          <table:table-cell office:value-type="float" office:value="0.000000215367265577047" calcext:value-type="float">
            <text:p>2.15367265577047E-07</text:p>
          </table:table-cell>
          <table:table-cell office:value-type="float" office:value="0.0000998915171620385" calcext:value-type="float">
            <text:p>9.98915171620385E-05</text:p>
          </table:table-cell>
          <table:table-cell table:style-name="ce20" office:value-type="float" office:value="0.0352880188862299" calcext:value-type="float">
            <text:p>0.03528801888623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DPP4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0.0163015069981081" calcext:value-type="float">
            <text:p>0.016301506998108</text:p>
          </table:table-cell>
          <table:table-cell table:style-name="ce20" office:value-type="float" office:value="0.000000000706850147804018" calcext:value-type="float">
            <text:p>7.06850147804018E-10</text:p>
          </table:table-cell>
          <table:table-cell table:style-name="Default" office:value-type="string" calcext:value-type="string">
            <text:p>NA</text:p>
          </table:table-cell>
          <table:table-cell table:style-name="ce19" office:value-type="float" office:value="0.00000000188098979901692" calcext:value-type="float">
            <text:p>1.88098979901692E-09</text:p>
          </table:table-cell>
          <table:table-cell table:style-name="Default" office:value-type="string" calcext:value-type="string">
            <text:p>NA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Difference of Means</text:p>
          </table:table-cell>
          <table:table-cell table:style-name="Default" office:value-type="string" calcext:value-type="string">
            <text:p>PVAL</text:p>
          </table:table-cell>
          <table:table-cell/>
          <table:table-cell table:style-name="Default"/>
          <table:table-cell table:style-name="Default" office:value-type="string" calcext:value-type="string">
            <text:p>Difference of Means</text:p>
          </table:table-cell>
          <table:table-cell table:style-name="Default" office:value-type="string" calcext:value-type="string">
            <text:p>PVAL</text:p>
          </table:table-cell>
          <table:table-cell table:style-name="Default"/>
        </table:table-row>
        <table:table-row table:style-name="ro1">
          <table:table-cell office:value-type="string" calcext:value-type="string">
            <text:p>ACE2</text:p>
          </table:table-cell>
          <table:table-cell office:value-type="float" office:value="-0.388638670471359" calcext:value-type="float">
            <text:p>-0.388638670471359</text:p>
          </table:table-cell>
          <table:table-cell table:style-name="ce19" office:value-type="float" office:value="0.0236232204277679" calcext:value-type="float">
            <text:p>0.023623220427768</text:p>
          </table:table-cell>
          <table:table-cell table:style-name="ce22"/>
          <table:table-cell office:value-type="string" calcext:value-type="string">
            <text:p>ACE2</text:p>
          </table:table-cell>
          <table:table-cell table:formula="of:=ROUND([.B21];3 -(1+INT(LOG10(ABS([.B21])))))" office:value-type="float" office:value="-0.389" calcext:value-type="float">
            <text:p>-0.389</text:p>
          </table:table-cell>
          <table:table-cell table:formula="of:=ROUND([.C21];3 -(1+INT(LOG10(ABS([.C21])))))" office:value-type="float" office:value="0.0236" calcext:value-type="float">
            <text:p>0.0236</text:p>
          </table:table-cell>
          <table:table-cell/>
        </table:table-row>
        <table:table-row table:style-name="ro1">
          <table:table-cell office:value-type="string" calcext:value-type="string">
            <text:p>TMPRSS2</text:p>
          </table:table-cell>
          <table:table-cell office:value-type="float" office:value="-0.342153434791799" calcext:value-type="float">
            <text:p>-0.342153434791799</text:p>
          </table:table-cell>
          <table:table-cell table:style-name="ce19" office:value-type="float" office:value="0.0468642156737" calcext:value-type="float">
            <text:p>0.0468642156737</text:p>
          </table:table-cell>
          <table:table-cell table:style-name="ce22"/>
          <table:table-cell office:value-type="string" calcext:value-type="string">
            <text:p>TMPRSS2</text:p>
          </table:table-cell>
          <table:table-cell table:formula="of:=ROUND([.B22];3 -(1+INT(LOG10(ABS([.B22])))))" office:value-type="float" office:value="-0.342" calcext:value-type="float">
            <text:p>-0.342</text:p>
          </table:table-cell>
          <table:table-cell table:formula="of:=ROUND([.C22];3 -(1+INT(LOG10(ABS([.C22])))))" office:value-type="float" office:value="0.0469" calcext:value-type="float">
            <text:p>0.0469</text:p>
          </table:table-cell>
          <table:table-cell/>
        </table:table-row>
        <table:table-row table:style-name="ro1">
          <table:table-cell office:value-type="string" calcext:value-type="string">
            <text:p>IFITM2</text:p>
          </table:table-cell>
          <table:table-cell office:value-type="float" office:value="-0.346461329528641" calcext:value-type="float">
            <text:p>-0.346461329528641</text:p>
          </table:table-cell>
          <table:table-cell table:style-name="ce19" office:value-type="float" office:value="0.0385005521467628" calcext:value-type="float">
            <text:p>0.038500552146763</text:p>
          </table:table-cell>
          <table:table-cell table:style-name="ce22"/>
          <table:table-cell office:value-type="string" calcext:value-type="string">
            <text:p>IFITM2</text:p>
          </table:table-cell>
          <table:table-cell table:formula="of:=ROUND([.B23];3 -(1+INT(LOG10(ABS([.B23])))))" office:value-type="float" office:value="-0.346" calcext:value-type="float">
            <text:p>-0.346</text:p>
          </table:table-cell>
          <table:table-cell table:formula="of:=ROUND([.C23];3 -(1+INT(LOG10(ABS([.C23])))))" office:value-type="float" office:value="0.0385" calcext:value-type="float">
            <text:p>0.0385</text:p>
          </table:table-cell>
          <table:table-cell/>
        </table:table-row>
        <table:table-row table:style-name="ro1">
          <table:table-cell office:value-type="string" calcext:value-type="string">
            <text:p>IFITM3</text:p>
          </table:table-cell>
          <table:table-cell office:value-type="float" office:value="-0.330761509194673" calcext:value-type="float">
            <text:p>-0.330761509194673</text:p>
          </table:table-cell>
          <table:table-cell table:style-name="ce19" office:value-type="float" office:value="0.0488630451260582" calcext:value-type="float">
            <text:p>0.048863045126058</text:p>
          </table:table-cell>
          <table:table-cell table:style-name="ce22"/>
          <table:table-cell office:value-type="string" calcext:value-type="string">
            <text:p>IFITM3</text:p>
          </table:table-cell>
          <table:table-cell table:formula="of:=ROUND([.B24];3 -(1+INT(LOG10(ABS([.B24])))))" office:value-type="float" office:value="-0.331" calcext:value-type="float">
            <text:p>-0.331</text:p>
          </table:table-cell>
          <table:table-cell table:formula="of:=ROUND([.C24];3 -(1+INT(LOG10(ABS([.C24])))))" office:value-type="float" office:value="0.0489" calcext:value-type="float">
            <text:p>0.0489</text:p>
          </table:table-cell>
          <table:table-cell/>
        </table:table-row>
        <table:table-row table:style-name="ro1">
          <table:table-cell office:value-type="string" calcext:value-type="string">
            <text:p>MYCN</text:p>
          </table:table-cell>
          <table:table-cell office:value-type="float" office:value="-0.393388268864933" calcext:value-type="float">
            <text:p>-0.393388268864933</text:p>
          </table:table-cell>
          <table:table-cell table:style-name="ce19" office:value-type="float" office:value="0.0171556702576609" calcext:value-type="float">
            <text:p>0.017155670257661</text:p>
          </table:table-cell>
          <table:table-cell table:style-name="ce22"/>
          <table:table-cell office:value-type="string" calcext:value-type="string">
            <text:p>MYCN</text:p>
          </table:table-cell>
          <table:table-cell table:formula="of:=ROUND([.B25];3 -(1+INT(LOG10(ABS([.B25])))))" office:value-type="float" office:value="-0.393" calcext:value-type="float">
            <text:p>-0.393</text:p>
          </table:table-cell>
          <table:table-cell table:formula="of:=ROUND([.C25];3 -(1+INT(LOG10(ABS([.C25])))))" office:value-type="float" office:value="0.0172" calcext:value-type="float">
            <text:p>0.0172</text:p>
          </table:table-cell>
          <table:table-cell/>
        </table:table-row>
        <table:table-row table:style-name="ro1">
          <table:table-cell table:style-name="ce18" office:value-type="string" calcext:value-type="string">
            <text:p>NTRK1</text:p>
          </table:table-cell>
          <table:table-cell table:style-name="ce20" office:value-type="float" office:value="1.07644879518072" calcext:value-type="float">
            <text:p>1.07644879518072</text:p>
          </table:table-cell>
          <table:table-cell office:value-type="float" office:value="0.000000000497806788817439" calcext:value-type="float">
            <text:p>4.97806788817439E-10</text:p>
          </table:table-cell>
          <table:table-cell table:style-name="ce22"/>
          <table:table-cell office:value-type="string" calcext:value-type="string">
            <text:p>NTRK1</text:p>
          </table:table-cell>
          <table:table-cell table:formula="of:=ROUND([.B26];3 -(1+INT(LOG10(ABS([.B26])))))" office:value-type="float" office:value="1.08" calcext:value-type="float">
            <text:p>1.08</text:p>
          </table:table-cell>
          <table:table-cell table:formula="of:=ROUND([.C26];3 -(1+INT(LOG10(ABS([.C26])))))" office:value-type="float" office:value="0.000000000498" calcext:value-type="float">
            <text:p>4.98E-10</text:p>
          </table:table-cell>
          <table:table-cell/>
        </table:table-row>
        <table:table-row table:style-name="ro1">
          <table:table-cell office:value-type="string" calcext:value-type="string">
            <text:p>PTPN6</text:p>
          </table:table-cell>
          <table:table-cell office:value-type="float" office:value="-0.470821898118791" calcext:value-type="float">
            <text:p>-0.470821898118791</text:p>
          </table:table-cell>
          <table:table-cell table:style-name="ce19" office:value-type="float" office:value="0.00515513254528527" calcext:value-type="float">
            <text:p>0.005155132545285</text:p>
          </table:table-cell>
          <table:table-cell table:style-name="ce22"/>
          <table:table-cell office:value-type="string" calcext:value-type="string">
            <text:p>PTPN6</text:p>
          </table:table-cell>
          <table:table-cell table:formula="of:=ROUND([.B27];3 -(1+INT(LOG10(ABS([.B27])))))" office:value-type="float" office:value="-0.471" calcext:value-type="float">
            <text:p>-0.471</text:p>
          </table:table-cell>
          <table:table-cell table:formula="of:=ROUND([.C27];3 -(1+INT(LOG10(ABS([.C27])))))" office:value-type="float" office:value="0.00516" calcext:value-type="float">
            <text:p>0.00516</text:p>
          </table:table-cell>
          <table:table-cell/>
        </table:table-row>
        <table:table-row table:style-name="ro1">
          <table:table-cell office:value-type="string" calcext:value-type="string">
            <text:p>TP53</text:p>
          </table:table-cell>
          <table:table-cell office:value-type="float" office:value="-0.796637465652082" calcext:value-type="float">
            <text:p>-0.796637465652082</text:p>
          </table:table-cell>
          <table:table-cell table:style-name="ce19" office:value-type="float" office:value="0.00000281876288448221" calcext:value-type="float">
            <text:p>2.81876288448221E-06</text:p>
          </table:table-cell>
          <table:table-cell table:style-name="ce22"/>
          <table:table-cell office:value-type="string" calcext:value-type="string">
            <text:p>TP53</text:p>
          </table:table-cell>
          <table:table-cell table:formula="of:=ROUND([.B28];3 -(1+INT(LOG10(ABS([.B28])))))" office:value-type="float" office:value="-0.797" calcext:value-type="float">
            <text:p>-0.797</text:p>
          </table:table-cell>
          <table:table-cell table:formula="of:=ROUND([.C28];3 -(1+INT(LOG10(ABS([.C28])))))" office:value-type="float" office:value="0.00000282" calcext:value-type="float">
            <text:p>2.82E-06</text:p>
          </table:table-cell>
          <table:table-cell/>
        </table:table-row>
        <table:table-row table:style-name="ro1">
          <table:table-cell office:value-type="string" calcext:value-type="string">
            <text:p>CXCL10</text:p>
          </table:table-cell>
          <table:table-cell office:value-type="float" office:value="-0.234324307757345" calcext:value-type="float">
            <text:p>-0.234324307757345</text:p>
          </table:table-cell>
          <table:table-cell table:style-name="ce19" office:value-type="string" calcext:value-type="string">
            <text:p>NA</text:p>
          </table:table-cell>
          <table:table-cell table:style-name="ce22"/>
          <table:table-cell office:value-type="string" calcext:value-type="string">
            <text:p>CXCL10</text:p>
          </table:table-cell>
          <table:table-cell table:formula="of:=ROUND([.B29];3 -(1+INT(LOG10(ABS([.B29])))))" office:value-type="float" office:value="-0.234" calcext:value-type="float">
            <text:p>-0.234</text:p>
          </table:table-cell>
          <table:table-cell table:formula="of:=ROUND([.C29];3 -(1+INT(LOG10(ABS([.C29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CXCL11</text:p>
          </table:table-cell>
          <table:table-cell office:value-type="float" office:value="-0.377682604100613" calcext:value-type="float">
            <text:p>-0.377682604100613</text:p>
          </table:table-cell>
          <table:table-cell table:style-name="ce19" office:value-type="float" office:value="0.0265290448343264" calcext:value-type="float">
            <text:p>0.026529044834326</text:p>
          </table:table-cell>
          <table:table-cell table:style-name="ce22"/>
          <table:table-cell office:value-type="string" calcext:value-type="string">
            <text:p>CXCL11</text:p>
          </table:table-cell>
          <table:table-cell table:formula="of:=ROUND([.B30];3 -(1+INT(LOG10(ABS([.B30])))))" office:value-type="float" office:value="-0.378" calcext:value-type="float">
            <text:p>-0.378</text:p>
          </table:table-cell>
          <table:table-cell table:formula="of:=ROUND([.C30];3 -(1+INT(LOG10(ABS([.C30])))))" office:value-type="float" office:value="0.0265" calcext:value-type="float">
            <text:p>0.0265</text:p>
          </table:table-cell>
          <table:table-cell/>
        </table:table-row>
        <table:table-row table:style-name="ro1">
          <table:table-cell office:value-type="string" calcext:value-type="string">
            <text:p>AGTR1</text:p>
          </table:table-cell>
          <table:table-cell office:value-type="float" office:value="-0.12090566476432" calcext:value-type="float">
            <text:p>-0.12090566476432</text:p>
          </table:table-cell>
          <table:table-cell table:style-name="ce19" office:value-type="string" calcext:value-type="string">
            <text:p>NA</text:p>
          </table:table-cell>
          <table:table-cell table:style-name="ce22"/>
          <table:table-cell office:value-type="string" calcext:value-type="string">
            <text:p>AGTR1</text:p>
          </table:table-cell>
          <table:table-cell table:formula="of:=ROUND([.B31];3 -(1+INT(LOG10(ABS([.B31])))))" office:value-type="float" office:value="-0.121" calcext:value-type="float">
            <text:p>-0.121</text:p>
          </table:table-cell>
          <table:table-cell table:formula="of:=ROUND([.C31];3 -(1+INT(LOG10(ABS([.C31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BSG</text:p>
          </table:table-cell>
          <table:table-cell office:value-type="float" office:value="-0.547363157894737" calcext:value-type="float">
            <text:p>-0.547363157894737</text:p>
          </table:table-cell>
          <table:table-cell table:style-name="ce19" office:value-type="float" office:value="0.00152970331350344" calcext:value-type="float">
            <text:p>0.001529703313503</text:p>
          </table:table-cell>
          <table:table-cell table:style-name="ce22"/>
          <table:table-cell office:value-type="string" calcext:value-type="string">
            <text:p>BSG</text:p>
          </table:table-cell>
          <table:table-cell table:formula="of:=ROUND([.B32];3 -(1+INT(LOG10(ABS([.B32])))))" office:value-type="float" office:value="-0.547" calcext:value-type="float">
            <text:p>-0.547</text:p>
          </table:table-cell>
          <table:table-cell table:formula="of:=ROUND([.C32];3 -(1+INT(LOG10(ABS([.C32])))))" office:value-type="float" office:value="0.00153" calcext:value-type="float">
            <text:p>0.00153</text:p>
          </table:table-cell>
          <table:table-cell/>
        </table:table-row>
        <table:table-row table:style-name="ro1">
          <table:table-cell office:value-type="string" calcext:value-type="string">
            <text:p>PPIA</text:p>
          </table:table-cell>
          <table:table-cell office:value-type="float" office:value="-0.498967839780173" calcext:value-type="float">
            <text:p>-0.498967839780173</text:p>
          </table:table-cell>
          <table:table-cell table:style-name="ce19" office:value-type="float" office:value="0.00340719265720501" calcext:value-type="float">
            <text:p>0.003407192657205</text:p>
          </table:table-cell>
          <table:table-cell table:style-name="ce22"/>
          <table:table-cell office:value-type="string" calcext:value-type="string">
            <text:p>PPIA</text:p>
          </table:table-cell>
          <table:table-cell table:formula="of:=ROUND([.B33];3 -(1+INT(LOG10(ABS([.B33])))))" office:value-type="float" office:value="-0.499" calcext:value-type="float">
            <text:p>-0.499</text:p>
          </table:table-cell>
          <table:table-cell table:formula="of:=ROUND([.C33];3 -(1+INT(LOG10(ABS([.C33])))))" office:value-type="float" office:value="0.00341" calcext:value-type="float">
            <text:p>0.00341</text:p>
          </table:table-cell>
          <table:table-cell/>
        </table:table-row>
        <table:table-row table:style-name="ro1">
          <table:table-cell office:value-type="string" calcext:value-type="string">
            <text:p>PPIB</text:p>
          </table:table-cell>
          <table:table-cell office:value-type="float" office:value="-0.908369446205876" calcext:value-type="float">
            <text:p>-0.908369446205876</text:p>
          </table:table-cell>
          <table:table-cell table:style-name="ce19" office:value-type="float" office:value="0.000000215367265577048" calcext:value-type="float">
            <text:p>2.15367265577048E-07</text:p>
          </table:table-cell>
          <table:table-cell table:style-name="ce22"/>
          <table:table-cell office:value-type="string" calcext:value-type="string">
            <text:p>PPIB</text:p>
          </table:table-cell>
          <table:table-cell table:formula="of:=ROUND([.B34];3 -(1+INT(LOG10(ABS([.B34])))))" office:value-type="float" office:value="-0.908" calcext:value-type="float">
            <text:p>-0.908</text:p>
          </table:table-cell>
          <table:table-cell table:formula="of:=ROUND([.C34];3 -(1+INT(LOG10(ABS([.C34])))))" office:value-type="float" office:value="0.000000215" calcext:value-type="float">
            <text:p>2.15E-07</text:p>
          </table:table-cell>
          <table:table-cell/>
        </table:table-row>
        <table:table-row table:style-name="ro1">
          <table:table-cell office:value-type="string" calcext:value-type="string">
            <text:p>DPP4</text:p>
          </table:table-cell>
          <table:table-cell office:value-type="float" office:value="-0.133228545761995" calcext:value-type="float">
            <text:p>-0.133228545761995</text:p>
          </table:table-cell>
          <table:table-cell table:style-name="ce19" office:value-type="string" calcext:value-type="string">
            <text:p>NA</text:p>
          </table:table-cell>
          <table:table-cell table:style-name="ce22"/>
          <table:table-cell office:value-type="string" calcext:value-type="string">
            <text:p>DPP4</text:p>
          </table:table-cell>
          <table:table-cell table:formula="of:=ROUND([.B35];3 -(1+INT(LOG10(ABS([.B35])))))" office:value-type="float" office:value="-0.133" calcext:value-type="float">
            <text:p>-0.133</text:p>
          </table:table-cell>
          <table:table-cell table:formula="of:=ROUND([.C35];3 -(1+INT(LOG10(ABS([.C35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Difference of Means</text:p>
          </table:table-cell>
          <table:table-cell table:style-name="Default" office:value-type="string" calcext:value-type="string">
            <text:p>PVAL</text:p>
          </table:table-cell>
          <table:table-cell table:number-columns-repeated="2"/>
          <table:table-cell table:style-name="Default" office:value-type="string" calcext:value-type="string">
            <text:p>Difference of Means</text:p>
          </table:table-cell>
          <table:table-cell table:style-name="Default" office:value-type="string" calcext:value-type="string">
            <text:p>PVAL</text:p>
          </table:table-cell>
          <table:table-cell/>
        </table:table-row>
        <table:table-row table:style-name="ro1">
          <table:table-cell office:value-type="string" calcext:value-type="string">
            <text:p>ACE2</text:p>
          </table:table-cell>
          <table:table-cell office:value-type="float" office:value="-0.0621067439569599" calcext:value-type="float">
            <text:p>-0.06210674395696</text:p>
          </table:table-cell>
          <table:table-cell table:style-name="ce19" office:value-type="string" calcext:value-type="string">
            <text:p>NA</text:p>
          </table:table-cell>
          <table:table-cell table:style-name="ce22"/>
          <table:table-cell office:value-type="string" calcext:value-type="string">
            <text:p>ACE2</text:p>
          </table:table-cell>
          <table:table-cell table:formula="of:=ROUND([.B38];3 -(1+INT(LOG10(ABS([.B38])))))" office:value-type="float" office:value="-0.0621" calcext:value-type="float">
            <text:p>-0.0621</text:p>
          </table:table-cell>
          <table:table-cell table:formula="of:=ROUND([.C38];3 -(1+INT(LOG10(ABS([.C38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TMPRSS2</text:p>
          </table:table-cell>
          <table:table-cell office:value-type="float" office:value="-0.205651746609078" calcext:value-type="float">
            <text:p>-0.205651746609078</text:p>
          </table:table-cell>
          <table:table-cell table:style-name="ce19" office:value-type="string" calcext:value-type="string">
            <text:p>NA</text:p>
          </table:table-cell>
          <table:table-cell table:style-name="ce22"/>
          <table:table-cell office:value-type="string" calcext:value-type="string">
            <text:p>TMPRSS2</text:p>
          </table:table-cell>
          <table:table-cell table:formula="of:=ROUND([.B39];3 -(1+INT(LOG10(ABS([.B39])))))" office:value-type="float" office:value="-0.206" calcext:value-type="float">
            <text:p>-0.206</text:p>
          </table:table-cell>
          <table:table-cell table:formula="of:=ROUND([.C39];3 -(1+INT(LOG10(ABS([.C39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8" office:value-type="string" calcext:value-type="string">
            <text:p>IFITM2</text:p>
          </table:table-cell>
          <table:table-cell table:style-name="ce20" office:value-type="float" office:value="0.736869008107903" calcext:value-type="float">
            <text:p>0.736869008107903</text:p>
          </table:table-cell>
          <table:table-cell office:value-type="float" office:value="0.000000523352399576296" calcext:value-type="float">
            <text:p>5.23352399576296E-07</text:p>
          </table:table-cell>
          <table:table-cell table:style-name="ce22"/>
          <table:table-cell office:value-type="string" calcext:value-type="string">
            <text:p>IFITM2</text:p>
          </table:table-cell>
          <table:table-cell table:formula="of:=ROUND([.B40];3 -(1+INT(LOG10(ABS([.B40])))))" office:value-type="float" office:value="0.737" calcext:value-type="float">
            <text:p>0.737</text:p>
          </table:table-cell>
          <table:table-cell table:formula="of:=ROUND([.C40];3 -(1+INT(LOG10(ABS([.C40])))))" office:value-type="float" office:value="0.000000523" calcext:value-type="float">
            <text:p>5.23E-07</text:p>
          </table:table-cell>
          <table:table-cell/>
        </table:table-row>
        <table:table-row table:style-name="ro1">
          <table:table-cell table:style-name="ce18" office:value-type="string" calcext:value-type="string">
            <text:p>IFITM3</text:p>
          </table:table-cell>
          <table:table-cell table:style-name="ce20" office:value-type="float" office:value="0.691020913844056" calcext:value-type="float">
            <text:p>0.691020913844056</text:p>
          </table:table-cell>
          <table:table-cell office:value-type="float" office:value="0.00000190062243196729" calcext:value-type="float">
            <text:p>1.90062243196729E-06</text:p>
          </table:table-cell>
          <table:table-cell table:style-name="ce22"/>
          <table:table-cell office:value-type="string" calcext:value-type="string">
            <text:p>IFITM3</text:p>
          </table:table-cell>
          <table:table-cell table:formula="of:=ROUND([.B41];3 -(1+INT(LOG10(ABS([.B41])))))" office:value-type="float" office:value="0.691" calcext:value-type="float">
            <text:p>0.691</text:p>
          </table:table-cell>
          <table:table-cell table:formula="of:=ROUND([.C41];3 -(1+INT(LOG10(ABS([.C41])))))" office:value-type="float" office:value="0.0000019" calcext:value-type="float">
            <text:p>1.9E-06</text:p>
          </table:table-cell>
          <table:table-cell/>
        </table:table-row>
        <table:table-row table:style-name="ro1">
          <table:table-cell office:value-type="string" calcext:value-type="string">
            <text:p>MYCN</text:p>
          </table:table-cell>
          <table:table-cell office:value-type="float" office:value="-0.32269690838827" calcext:value-type="float">
            <text:p>-0.32269690838827</text:p>
          </table:table-cell>
          <table:table-cell table:style-name="ce19" office:value-type="float" office:value="0.0254883860544054" calcext:value-type="float">
            <text:p>0.025488386054405</text:p>
          </table:table-cell>
          <table:table-cell table:style-name="ce22"/>
          <table:table-cell office:value-type="string" calcext:value-type="string">
            <text:p>MYCN</text:p>
          </table:table-cell>
          <table:table-cell table:formula="of:=ROUND([.B42];3 -(1+INT(LOG10(ABS([.B42])))))" office:value-type="float" office:value="-0.323" calcext:value-type="float">
            <text:p>-0.323</text:p>
          </table:table-cell>
          <table:table-cell table:formula="of:=ROUND([.C42];3 -(1+INT(LOG10(ABS([.C42])))))" office:value-type="float" office:value="0.0255" calcext:value-type="float">
            <text:p>0.0255</text:p>
          </table:table-cell>
          <table:table-cell/>
        </table:table-row>
        <table:table-row table:style-name="ro1">
          <table:table-cell table:style-name="ce18" office:value-type="string" calcext:value-type="string">
            <text:p>NTRK1</text:p>
          </table:table-cell>
          <table:table-cell table:style-name="ce20" office:value-type="float" office:value="0.399498795180723" calcext:value-type="float">
            <text:p>0.399498795180723</text:p>
          </table:table-cell>
          <table:table-cell office:value-type="float" office:value="0.00718994586339158" calcext:value-type="float">
            <text:p>0.007189945863392</text:p>
          </table:table-cell>
          <table:table-cell table:style-name="ce22"/>
          <table:table-cell office:value-type="string" calcext:value-type="string">
            <text:p>NTRK1</text:p>
          </table:table-cell>
          <table:table-cell table:formula="of:=ROUND([.B43];3 -(1+INT(LOG10(ABS([.B43])))))" office:value-type="float" office:value="0.399" calcext:value-type="float">
            <text:p>0.399</text:p>
          </table:table-cell>
          <table:table-cell table:formula="of:=ROUND([.C43];3 -(1+INT(LOG10(ABS([.C43])))))" office:value-type="float" office:value="0.00719" calcext:value-type="float">
            <text:p>0.00719</text:p>
          </table:table-cell>
          <table:table-cell/>
        </table:table-row>
        <table:table-row table:style-name="ro1">
          <table:table-cell table:style-name="ce18" office:value-type="string" calcext:value-type="string">
            <text:p>PTPN6</text:p>
          </table:table-cell>
          <table:table-cell table:style-name="ce20" office:value-type="float" office:value="0.25830253087823" calcext:value-type="float">
            <text:p>0.25830253087823</text:p>
          </table:table-cell>
          <table:table-cell office:value-type="string" calcext:value-type="string">
            <text:p>NA</text:p>
          </table:table-cell>
          <table:table-cell table:style-name="ce22"/>
          <table:table-cell office:value-type="string" calcext:value-type="string">
            <text:p>PTPN6</text:p>
          </table:table-cell>
          <table:table-cell table:formula="of:=ROUND([.B44];3 -(1+INT(LOG10(ABS([.B44])))))" office:value-type="float" office:value="0.258" calcext:value-type="float">
            <text:p>0.258</text:p>
          </table:table-cell>
          <table:table-cell table:formula="of:=ROUND([.C44];3 -(1+INT(LOG10(ABS([.C44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TP53</text:p>
          </table:table-cell>
          <table:table-cell office:value-type="float" office:value="-0.048492331590513" calcext:value-type="float">
            <text:p>-0.048492331590513</text:p>
          </table:table-cell>
          <table:table-cell table:style-name="ce19" office:value-type="string" calcext:value-type="string">
            <text:p>NA</text:p>
          </table:table-cell>
          <table:table-cell table:style-name="ce22"/>
          <table:table-cell office:value-type="string" calcext:value-type="string">
            <text:p>TP53</text:p>
          </table:table-cell>
          <table:table-cell table:formula="of:=ROUND([.B45];3 -(1+INT(LOG10(ABS([.B45])))))" office:value-type="float" office:value="-0.0485" calcext:value-type="float">
            <text:p>-0.0485</text:p>
          </table:table-cell>
          <table:table-cell table:formula="of:=ROUND([.C45];3 -(1+INT(LOG10(ABS([.C45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8" office:value-type="string" calcext:value-type="string">
            <text:p>CXCL10</text:p>
          </table:table-cell>
          <table:table-cell table:style-name="ce20" office:value-type="float" office:value="0.524947291050996" calcext:value-type="float">
            <text:p>0.524947291050996</text:p>
          </table:table-cell>
          <table:table-cell office:value-type="float" office:value="0.00043787377479863" calcext:value-type="float">
            <text:p>0.000437873774799</text:p>
          </table:table-cell>
          <table:table-cell table:style-name="ce22"/>
          <table:table-cell office:value-type="string" calcext:value-type="string">
            <text:p>CXCL10</text:p>
          </table:table-cell>
          <table:table-cell table:formula="of:=ROUND([.B46];3 -(1+INT(LOG10(ABS([.B46])))))" office:value-type="float" office:value="0.525" calcext:value-type="float">
            <text:p>0.525</text:p>
          </table:table-cell>
          <table:table-cell table:formula="of:=ROUND([.C46];3 -(1+INT(LOG10(ABS([.C46])))))" office:value-type="float" office:value="0.000438" calcext:value-type="float">
            <text:p>0.000438</text:p>
          </table:table-cell>
          <table:table-cell/>
        </table:table-row>
        <table:table-row table:style-name="ro1">
          <table:table-cell table:style-name="ce18" office:value-type="string" calcext:value-type="string">
            <text:p>CXCL11</text:p>
          </table:table-cell>
          <table:table-cell table:style-name="ce20" office:value-type="float" office:value="0.417916700765325" calcext:value-type="float">
            <text:p>0.417916700765325</text:p>
          </table:table-cell>
          <table:table-cell office:value-type="float" office:value="0.00659639429083081" calcext:value-type="float">
            <text:p>0.006596394290831</text:p>
          </table:table-cell>
          <table:table-cell table:style-name="ce22"/>
          <table:table-cell office:value-type="string" calcext:value-type="string">
            <text:p>CXCL11</text:p>
          </table:table-cell>
          <table:table-cell table:formula="of:=ROUND([.B47];3 -(1+INT(LOG10(ABS([.B47])))))" office:value-type="float" office:value="0.418" calcext:value-type="float">
            <text:p>0.418</text:p>
          </table:table-cell>
          <table:table-cell table:formula="of:=ROUND([.C47];3 -(1+INT(LOG10(ABS([.C47])))))" office:value-type="float" office:value="0.0066" calcext:value-type="float">
            <text:p>0.0066</text:p>
          </table:table-cell>
          <table:table-cell/>
        </table:table-row>
        <table:table-row table:style-name="ro1">
          <table:table-cell table:style-name="ce18" office:value-type="string" calcext:value-type="string">
            <text:p>AGTR1</text:p>
          </table:table-cell>
          <table:table-cell table:style-name="ce20" office:value-type="float" office:value="0.560492051223763" calcext:value-type="float">
            <text:p>0.560492051223763</text:p>
          </table:table-cell>
          <table:table-cell office:value-type="float" office:value="0.000542468705425059" calcext:value-type="float">
            <text:p>0.000542468705425</text:p>
          </table:table-cell>
          <table:table-cell table:style-name="ce22"/>
          <table:table-cell office:value-type="string" calcext:value-type="string">
            <text:p>AGTR1</text:p>
          </table:table-cell>
          <table:table-cell table:formula="of:=ROUND([.B48];3 -(1+INT(LOG10(ABS([.B48])))))" office:value-type="float" office:value="0.56" calcext:value-type="float">
            <text:p>0.56</text:p>
          </table:table-cell>
          <table:table-cell table:formula="of:=ROUND([.C48];3 -(1+INT(LOG10(ABS([.C48])))))" office:value-type="float" office:value="0.000542" calcext:value-type="float">
            <text:p>0.000542</text:p>
          </table:table-cell>
          <table:table-cell/>
        </table:table-row>
        <table:table-row table:style-name="ro1">
          <table:table-cell table:style-name="ce18" office:value-type="string" calcext:value-type="string">
            <text:p>BSG</text:p>
          </table:table-cell>
          <table:table-cell table:style-name="ce20" office:value-type="float" office:value="0.303577358490566" calcext:value-type="float">
            <text:p>0.303577358490566</text:p>
          </table:table-cell>
          <table:table-cell office:value-type="float" office:value="0.0431444224605799" calcext:value-type="float">
            <text:p>0.04314442246058</text:p>
          </table:table-cell>
          <table:table-cell table:style-name="ce22"/>
          <table:table-cell office:value-type="string" calcext:value-type="string">
            <text:p>BSG</text:p>
          </table:table-cell>
          <table:table-cell table:formula="of:=ROUND([.B49];3 -(1+INT(LOG10(ABS([.B49])))))" office:value-type="float" office:value="0.304" calcext:value-type="float">
            <text:p>0.304</text:p>
          </table:table-cell>
          <table:table-cell table:formula="of:=ROUND([.C49];3 -(1+INT(LOG10(ABS([.C49])))))" office:value-type="float" office:value="0.0431" calcext:value-type="float">
            <text:p>0.0431</text:p>
          </table:table-cell>
          <table:table-cell/>
        </table:table-row>
        <table:table-row table:style-name="ro1">
          <table:table-cell table:style-name="ce18" office:value-type="string" calcext:value-type="string">
            <text:p>PPIA</text:p>
          </table:table-cell>
          <table:table-cell table:style-name="ce20" office:value-type="float" office:value="0.467129627945745" calcext:value-type="float">
            <text:p>0.467129627945745</text:p>
          </table:table-cell>
          <table:table-cell office:value-type="float" office:value="0.00126851961722768" calcext:value-type="float">
            <text:p>0.001268519617228</text:p>
          </table:table-cell>
          <table:table-cell table:style-name="ce22"/>
          <table:table-cell office:value-type="string" calcext:value-type="string">
            <text:p>PPIA</text:p>
          </table:table-cell>
          <table:table-cell table:formula="of:=ROUND([.B50];3 -(1+INT(LOG10(ABS([.B50])))))" office:value-type="float" office:value="0.467" calcext:value-type="float">
            <text:p>0.467</text:p>
          </table:table-cell>
          <table:table-cell table:formula="of:=ROUND([.C50];3 -(1+INT(LOG10(ABS([.C50])))))" office:value-type="float" office:value="0.00127" calcext:value-type="float">
            <text:p>0.00127</text:p>
          </table:table-cell>
          <table:table-cell/>
        </table:table-row>
        <table:table-row table:style-name="ro1">
          <table:table-cell table:style-name="ce18" office:value-type="string" calcext:value-type="string">
            <text:p>PPIB</text:p>
          </table:table-cell>
          <table:table-cell table:style-name="ce20" office:value-type="float" office:value="0.57217330453891" calcext:value-type="float">
            <text:p>0.57217330453891</text:p>
          </table:table-cell>
          <table:table-cell office:value-type="float" office:value="0.0000998915171620385" calcext:value-type="float">
            <text:p>9.98915171620385E-05</text:p>
          </table:table-cell>
          <table:table-cell table:style-name="ce22"/>
          <table:table-cell office:value-type="string" calcext:value-type="string">
            <text:p>PPIB</text:p>
          </table:table-cell>
          <table:table-cell table:formula="of:=ROUND([.B51];3 -(1+INT(LOG10(ABS([.B51])))))" office:value-type="float" office:value="0.572" calcext:value-type="float">
            <text:p>0.572</text:p>
          </table:table-cell>
          <table:table-cell table:formula="of:=ROUND([.C51];3 -(1+INT(LOG10(ABS([.C51])))))" office:value-type="float" office:value="0.0000999" calcext:value-type="float">
            <text:p>9.99E-05</text:p>
          </table:table-cell>
          <table:table-cell/>
        </table:table-row>
        <table:table-row table:style-name="ro1">
          <table:table-cell table:style-name="ce18" office:value-type="string" calcext:value-type="string">
            <text:p>DPP4</text:p>
          </table:table-cell>
          <table:table-cell table:style-name="ce20" office:value-type="float" office:value="0.356007948776237" calcext:value-type="float">
            <text:p>0.356007948776237</text:p>
          </table:table-cell>
          <table:table-cell office:value-type="float" office:value="0.0163015069981081" calcext:value-type="float">
            <text:p>0.016301506998108</text:p>
          </table:table-cell>
          <table:table-cell table:style-name="ce22"/>
          <table:table-cell office:value-type="string" calcext:value-type="string">
            <text:p>DPP4</text:p>
          </table:table-cell>
          <table:table-cell table:formula="of:=ROUND([.B52];3 -(1+INT(LOG10(ABS([.B52])))))" office:value-type="float" office:value="0.356" calcext:value-type="float">
            <text:p>0.356</text:p>
          </table:table-cell>
          <table:table-cell table:formula="of:=ROUND([.C52];3 -(1+INT(LOG10(ABS([.C52])))))" office:value-type="float" office:value="0.0163" calcext:value-type="float">
            <text:p>0.0163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c3</text:p>
          </table:table-cell>
          <table:table-cell table:style-name="Default" office:value-type="string" calcext:value-type="string">
            <text:p>Difference of Means</text:p>
          </table:table-cell>
          <table:table-cell table:style-name="Default" office:value-type="string" calcext:value-type="string">
            <text:p>PVAL</text:p>
          </table:table-cell>
          <table:table-cell table:number-columns-repeated="2"/>
          <table:table-cell table:style-name="Default" office:value-type="string" calcext:value-type="string">
            <text:p>Difference of Means</text:p>
          </table:table-cell>
          <table:table-cell table:style-name="Default" office:value-type="string" calcext:value-type="string">
            <text:p>PVAL</text:p>
          </table:table-cell>
          <table:table-cell/>
        </table:table-row>
        <table:table-row table:style-name="ro1">
          <table:table-cell table:style-name="ce18" office:value-type="string" calcext:value-type="string">
            <text:p>ACE2</text:p>
          </table:table-cell>
          <table:table-cell table:style-name="ce20" office:value-type="float" office:value="0.528159626742263" calcext:value-type="float">
            <text:p>0.528159626742263</text:p>
          </table:table-cell>
          <table:table-cell office:value-type="float" office:value="0.0379070875784819" calcext:value-type="float">
            <text:p>0.037907087578482</text:p>
          </table:table-cell>
          <table:table-cell table:style-name="ce22"/>
          <table:table-cell office:value-type="string" calcext:value-type="string">
            <text:p>ACE2</text:p>
          </table:table-cell>
          <table:table-cell table:formula="of:=ROUND([.B55];3 -(1+INT(LOG10(ABS([.B55])))))" office:value-type="float" office:value="0.528" calcext:value-type="float">
            <text:p>0.528</text:p>
          </table:table-cell>
          <table:table-cell table:formula="of:=ROUND([.C55];3 -(1+INT(LOG10(ABS([.C55])))))" office:value-type="float" office:value="0.0379" calcext:value-type="float">
            <text:p>0.0379</text:p>
          </table:table-cell>
          <table:table-cell/>
        </table:table-row>
        <table:table-row table:style-name="ro1">
          <table:table-cell table:style-name="ce18" office:value-type="string" calcext:value-type="string">
            <text:p>TMPRSS2</text:p>
          </table:table-cell>
          <table:table-cell table:style-name="ce20" office:value-type="float" office:value="0.482322726198913" calcext:value-type="float">
            <text:p>0.482322726198913</text:p>
          </table:table-cell>
          <table:table-cell office:value-type="string" calcext:value-type="string">
            <text:p>NA</text:p>
          </table:table-cell>
          <table:table-cell table:style-name="ce22"/>
          <table:table-cell office:value-type="string" calcext:value-type="string">
            <text:p>TMPRSS2</text:p>
          </table:table-cell>
          <table:table-cell table:formula="of:=ROUND([.B56];3 -(1+INT(LOG10(ABS([.B56])))))" office:value-type="float" office:value="0.482" calcext:value-type="float">
            <text:p>0.482</text:p>
          </table:table-cell>
          <table:table-cell table:formula="of:=ROUND([.C56];3 -(1+INT(LOG10(ABS([.C56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8" office:value-type="string" calcext:value-type="string">
            <text:p>IFITM2</text:p>
          </table:table-cell>
          <table:table-cell table:style-name="ce20" office:value-type="float" office:value="1.43177566737538" calcext:value-type="float">
            <text:p>1.43177566737538</text:p>
          </table:table-cell>
          <table:table-cell office:value-type="float" office:value="0.0000000194329255978326" calcext:value-type="float">
            <text:p>1.94329255978326E-08</text:p>
          </table:table-cell>
          <table:table-cell table:style-name="ce22"/>
          <table:table-cell office:value-type="string" calcext:value-type="string">
            <text:p>IFITM2</text:p>
          </table:table-cell>
          <table:table-cell table:formula="of:=ROUND([.B57];3 -(1+INT(LOG10(ABS([.B57])))))" office:value-type="float" office:value="1.43" calcext:value-type="float">
            <text:p>1.43</text:p>
          </table:table-cell>
          <table:table-cell table:formula="of:=ROUND([.C57];3 -(1+INT(LOG10(ABS([.C57])))))" office:value-type="float" office:value="0.0000000194" calcext:value-type="float">
            <text:p>1.94E-08</text:p>
          </table:table-cell>
          <table:table-cell/>
        </table:table-row>
        <table:table-row table:style-name="ro1">
          <table:table-cell table:style-name="ce18" office:value-type="string" calcext:value-type="string">
            <text:p>IFITM3</text:p>
          </table:table-cell>
          <table:table-cell table:style-name="ce20" office:value-type="float" office:value="1.35503756201276" calcext:value-type="float">
            <text:p>1.35503756201276</text:p>
          </table:table-cell>
          <table:table-cell office:value-type="float" office:value="0.000000100646746817533" calcext:value-type="float">
            <text:p>1.00646746817533E-07</text:p>
          </table:table-cell>
          <table:table-cell table:style-name="ce22"/>
          <table:table-cell office:value-type="string" calcext:value-type="string">
            <text:p>IFITM3</text:p>
          </table:table-cell>
          <table:table-cell table:formula="of:=ROUND([.B58];3 -(1+INT(LOG10(ABS([.B58])))))" office:value-type="float" office:value="1.36" calcext:value-type="float">
            <text:p>1.36</text:p>
          </table:table-cell>
          <table:table-cell table:formula="of:=ROUND([.C58];3 -(1+INT(LOG10(ABS([.C58])))))" office:value-type="float" office:value="0.000000101" calcext:value-type="float">
            <text:p>1.01E-07</text:p>
          </table:table-cell>
          <table:table-cell/>
        </table:table-row>
        <table:table-row table:style-name="ro1">
          <table:table-cell office:value-type="string" calcext:value-type="string">
            <text:p>MYCN</text:p>
          </table:table-cell>
          <table:table-cell office:value-type="float" office:value="-0.777975265768958" calcext:value-type="float">
            <text:p>-0.777975265768958</text:p>
          </table:table-cell>
          <table:table-cell table:style-name="ce19" office:value-type="float" office:value="0.00200630157973121" calcext:value-type="float">
            <text:p>0.002006301579731</text:p>
          </table:table-cell>
          <table:table-cell table:style-name="ce22"/>
          <table:table-cell office:value-type="string" calcext:value-type="string">
            <text:p>MYCN</text:p>
          </table:table-cell>
          <table:table-cell table:formula="of:=ROUND([.B59];3 -(1+INT(LOG10(ABS([.B59])))))" office:value-type="float" office:value="-0.778" calcext:value-type="float">
            <text:p>-0.778</text:p>
          </table:table-cell>
          <table:table-cell table:formula="of:=ROUND([.C59];3 -(1+INT(LOG10(ABS([.C59])))))" office:value-type="float" office:value="0.00201" calcext:value-type="float">
            <text:p>0.00201</text:p>
          </table:table-cell>
          <table:table-cell/>
        </table:table-row>
        <table:table-row table:style-name="ro1">
          <table:table-cell office:value-type="string" calcext:value-type="string">
            <text:p>NTRK1</text:p>
          </table:table-cell>
          <table:table-cell office:value-type="float" office:value="-0.419936498936924" calcext:value-type="float">
            <text:p>-0.419936498936924</text:p>
          </table:table-cell>
          <table:table-cell table:style-name="ce19" office:value-type="string" calcext:value-type="string">
            <text:p>NA</text:p>
          </table:table-cell>
          <table:table-cell table:style-name="ce22"/>
          <table:table-cell office:value-type="string" calcext:value-type="string">
            <text:p>NTRK1</text:p>
          </table:table-cell>
          <table:table-cell table:formula="of:=ROUND([.B60];3 -(1+INT(LOG10(ABS([.B60])))))" office:value-type="float" office:value="-0.42" calcext:value-type="float">
            <text:p>-0.42</text:p>
          </table:table-cell>
          <table:table-cell table:formula="of:=ROUND([.C60];3 -(1+INT(LOG10(ABS([.C60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8" office:value-type="string" calcext:value-type="string">
            <text:p>PTPN6</text:p>
          </table:table-cell>
          <table:table-cell table:style-name="ce20" office:value-type="float" office:value="2.02746324120009" calcext:value-type="float">
            <text:p>2.02746324120009</text:p>
          </table:table-cell>
          <table:table-cell office:value-type="float" office:value="0.0000000000000204844826495162" calcext:value-type="float">
            <text:p>2.04844826495162E-14</text:p>
          </table:table-cell>
          <table:table-cell table:style-name="ce22"/>
          <table:table-cell office:value-type="string" calcext:value-type="string">
            <text:p>PTPN6</text:p>
          </table:table-cell>
          <table:table-cell table:formula="of:=ROUND([.B61];3 -(1+INT(LOG10(ABS([.B61])))))" office:value-type="float" office:value="2.03" calcext:value-type="float">
            <text:p>2.03</text:p>
          </table:table-cell>
          <table:table-cell table:formula="of:=ROUND([.C61];3 -(1+INT(LOG10(ABS([.C61])))))" office:value-type="float" office:value="0.0000000000000205" calcext:value-type="float">
            <text:p>2.05E-14</text:p>
          </table:table-cell>
          <table:table-cell/>
        </table:table-row>
        <table:table-row table:style-name="ro1">
          <table:table-cell table:style-name="ce18" office:value-type="string" calcext:value-type="string">
            <text:p>TP53</text:p>
          </table:table-cell>
          <table:table-cell table:style-name="ce20" office:value-type="float" office:value="0.288978478620364" calcext:value-type="float">
            <text:p>0.288978478620364</text:p>
          </table:table-cell>
          <table:table-cell office:value-type="string" calcext:value-type="string">
            <text:p>NA</text:p>
          </table:table-cell>
          <table:table-cell table:style-name="ce22"/>
          <table:table-cell office:value-type="string" calcext:value-type="string">
            <text:p>TP53</text:p>
          </table:table-cell>
          <table:table-cell table:formula="of:=ROUND([.B62];3 -(1+INT(LOG10(ABS([.B62])))))" office:value-type="float" office:value="0.289" calcext:value-type="float">
            <text:p>0.289</text:p>
          </table:table-cell>
          <table:table-cell table:formula="of:=ROUND([.C62];3 -(1+INT(LOG10(ABS([.C62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8" office:value-type="string" calcext:value-type="string">
            <text:p>CXCL10</text:p>
          </table:table-cell>
          <table:table-cell table:style-name="ce20" office:value-type="float" office:value="1.19297259626742" calcext:value-type="float">
            <text:p>1.19297259626742</text:p>
          </table:table-cell>
          <table:table-cell office:value-type="float" office:value="0.00000244162426935048" calcext:value-type="float">
            <text:p>2.44162426935048E-06</text:p>
          </table:table-cell>
          <table:table-cell table:style-name="ce22"/>
          <table:table-cell office:value-type="string" calcext:value-type="string">
            <text:p>CXCL10</text:p>
          </table:table-cell>
          <table:table-cell table:formula="of:=ROUND([.B63];3 -(1+INT(LOG10(ABS([.B63])))))" office:value-type="float" office:value="1.19" calcext:value-type="float">
            <text:p>1.19</text:p>
          </table:table-cell>
          <table:table-cell table:formula="of:=ROUND([.C63];3 -(1+INT(LOG10(ABS([.C63])))))" office:value-type="float" office:value="0.00000244" calcext:value-type="float">
            <text:p>2.44E-06</text:p>
          </table:table-cell>
          <table:table-cell/>
        </table:table-row>
        <table:table-row table:style-name="ro1">
          <table:table-cell table:style-name="ce18" office:value-type="string" calcext:value-type="string">
            <text:p>CXCL11</text:p>
          </table:table-cell>
          <table:table-cell table:style-name="ce20" office:value-type="float" office:value="0.913519253484526" calcext:value-type="float">
            <text:p>0.913519253484526</text:p>
          </table:table-cell>
          <table:table-cell office:value-type="float" office:value="0.000328809669573415" calcext:value-type="float">
            <text:p>0.000328809669573</text:p>
          </table:table-cell>
          <table:table-cell table:style-name="ce22"/>
          <table:table-cell office:value-type="string" calcext:value-type="string">
            <text:p>CXCL11</text:p>
          </table:table-cell>
          <table:table-cell table:formula="of:=ROUND([.B64];3 -(1+INT(LOG10(ABS([.B64])))))" office:value-type="float" office:value="0.914" calcext:value-type="float">
            <text:p>0.914</text:p>
          </table:table-cell>
          <table:table-cell table:formula="of:=ROUND([.C64];3 -(1+INT(LOG10(ABS([.C64])))))" office:value-type="float" office:value="0.000329" calcext:value-type="float">
            <text:p>0.000329</text:p>
          </table:table-cell>
          <table:table-cell/>
        </table:table-row>
        <table:table-row table:style-name="ro1">
          <table:table-cell table:style-name="ce18" office:value-type="string" calcext:value-type="string">
            <text:p>AGTR1</text:p>
          </table:table-cell>
          <table:table-cell table:style-name="ce20" office:value-type="float" office:value="0.432211363099457" calcext:value-type="float">
            <text:p>0.432211363099457</text:p>
          </table:table-cell>
          <table:table-cell office:value-type="string" calcext:value-type="string">
            <text:p>NA</text:p>
          </table:table-cell>
          <table:table-cell table:style-name="ce22"/>
          <table:table-cell office:value-type="string" calcext:value-type="string">
            <text:p>AGTR1</text:p>
          </table:table-cell>
          <table:table-cell table:formula="of:=ROUND([.B65];3 -(1+INT(LOG10(ABS([.B65])))))" office:value-type="float" office:value="0.432" calcext:value-type="float">
            <text:p>0.432</text:p>
          </table:table-cell>
          <table:table-cell table:formula="of:=ROUND([.C65];3 -(1+INT(LOG10(ABS([.C65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BSG</text:p>
          </table:table-cell>
          <table:table-cell office:value-type="float" office:value="-0.235429411764706" calcext:value-type="float">
            <text:p>-0.235429411764706</text:p>
          </table:table-cell>
          <table:table-cell table:style-name="ce19" office:value-type="string" calcext:value-type="string">
            <text:p>NA</text:p>
          </table:table-cell>
          <table:table-cell table:style-name="ce22"/>
          <table:table-cell office:value-type="string" calcext:value-type="string">
            <text:p>BSG</text:p>
          </table:table-cell>
          <table:table-cell table:formula="of:=ROUND([.B66];3 -(1+INT(LOG10(ABS([.B66])))))" office:value-type="float" office:value="-0.235" calcext:value-type="float">
            <text:p>-0.235</text:p>
          </table:table-cell>
          <table:table-cell table:formula="of:=ROUND([.C66];3 -(1+INT(LOG10(ABS([.C66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PPIA</text:p>
          </table:table-cell>
          <table:table-cell office:value-type="float" office:value="-0.288685022442712" calcext:value-type="float">
            <text:p>-0.288685022442712</text:p>
          </table:table-cell>
          <table:table-cell table:style-name="ce19" office:value-type="string" calcext:value-type="string">
            <text:p>NA</text:p>
          </table:table-cell>
          <table:table-cell table:style-name="ce22"/>
          <table:table-cell office:value-type="string" calcext:value-type="string">
            <text:p>PPIA</text:p>
          </table:table-cell>
          <table:table-cell table:formula="of:=ROUND([.B67];3 -(1+INT(LOG10(ABS([.B67])))))" office:value-type="float" office:value="-0.289" calcext:value-type="float">
            <text:p>-0.289</text:p>
          </table:table-cell>
          <table:table-cell table:formula="of:=ROUND([.C67];3 -(1+INT(LOG10(ABS([.C67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8" office:value-type="string" calcext:value-type="string">
            <text:p>PPIB</text:p>
          </table:table-cell>
          <table:table-cell table:style-name="ce20" office:value-type="float" office:value="0.533113371131585" calcext:value-type="float">
            <text:p>0.533113371131585</text:p>
          </table:table-cell>
          <table:table-cell office:value-type="float" office:value="0.0352880188862299" calcext:value-type="float">
            <text:p>0.03528801888623</text:p>
          </table:table-cell>
          <table:table-cell table:style-name="ce22"/>
          <table:table-cell office:value-type="string" calcext:value-type="string">
            <text:p>PPIB</text:p>
          </table:table-cell>
          <table:table-cell table:formula="of:=ROUND([.B68];3 -(1+INT(LOG10(ABS([.B68])))))" office:value-type="float" office:value="0.533" calcext:value-type="float">
            <text:p>0.533</text:p>
          </table:table-cell>
          <table:table-cell table:formula="of:=ROUND([.C68];3 -(1+INT(LOG10(ABS([.C68])))))" office:value-type="float" office:value="0.0353" calcext:value-type="float">
            <text:p>0.0353</text:p>
          </table:table-cell>
          <table:table-cell/>
        </table:table-row>
        <table:table-row table:style-name="ro1">
          <table:table-cell table:style-name="ce18" office:value-type="string" calcext:value-type="string">
            <text:p>DPP4</text:p>
          </table:table-cell>
          <table:table-cell table:style-name="ce20" office:value-type="float" office:value="1.64025922513584" calcext:value-type="float">
            <text:p>1.64025922513584</text:p>
          </table:table-cell>
          <table:table-cell office:value-type="float" office:value="0.000000000706850147804018" calcext:value-type="float">
            <text:p>7.06850147804018E-10</text:p>
          </table:table-cell>
          <table:table-cell table:style-name="ce22"/>
          <table:table-cell office:value-type="string" calcext:value-type="string">
            <text:p>DPP4</text:p>
          </table:table-cell>
          <table:table-cell table:formula="of:=ROUND([.B69];3 -(1+INT(LOG10(ABS([.B69])))))" office:value-type="float" office:value="1.64" calcext:value-type="float">
            <text:p>1.64</text:p>
          </table:table-cell>
          <table:table-cell table:formula="of:=ROUND([.C69];3 -(1+INT(LOG10(ABS([.C69])))))" office:value-type="float" office:value="0.000000000707" calcext:value-type="float">
            <text:p>7.07E-10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Difference of Means</text:p>
          </table:table-cell>
          <table:table-cell table:style-name="Default" office:value-type="string" calcext:value-type="string">
            <text:p>PVAL</text:p>
          </table:table-cell>
          <table:table-cell table:number-columns-repeated="2"/>
          <table:table-cell table:style-name="Default" office:value-type="string" calcext:value-type="string">
            <text:p>Difference of Means</text:p>
          </table:table-cell>
          <table:table-cell table:style-name="Default" office:value-type="string" calcext:value-type="string">
            <text:p>PVAL</text:p>
          </table:table-cell>
          <table:table-cell/>
        </table:table-row>
        <table:table-row table:style-name="ro1">
          <table:table-cell table:style-name="ce18" office:value-type="string" calcext:value-type="string">
            <text:p>ACE2</text:p>
          </table:table-cell>
          <table:table-cell table:style-name="ce20" office:value-type="float" office:value="0.652209136546185" calcext:value-type="float">
            <text:p>0.652209136546185</text:p>
          </table:table-cell>
          <table:table-cell office:value-type="float" office:value="0.000311093067059057" calcext:value-type="float">
            <text:p>0.000311093067059</text:p>
          </table:table-cell>
          <table:table-cell/>
          <table:table-cell office:value-type="string" calcext:value-type="string">
            <text:p>ACE2</text:p>
          </table:table-cell>
          <table:table-cell table:formula="of:=ROUND([.B73];3 -(1+INT(LOG10(ABS([.B73])))))" office:value-type="float" office:value="0.652" calcext:value-type="float">
            <text:p>0.652</text:p>
          </table:table-cell>
          <table:table-cell table:formula="of:=ROUND([.C73];3 -(1+INT(LOG10(ABS([.C73])))))" office:value-type="float" office:value="0.000311" calcext:value-type="float">
            <text:p>0.000311</text:p>
          </table:table-cell>
          <table:table-cell/>
        </table:table-row>
        <table:table-row table:style-name="ro1">
          <table:table-cell table:style-name="ce18" office:value-type="string" calcext:value-type="string">
            <text:p>TMPRSS2</text:p>
          </table:table-cell>
          <table:table-cell table:style-name="ce20" office:value-type="float" office:value="1.09892697456493" calcext:value-type="float">
            <text:p>1.09892697456493</text:p>
          </table:table-cell>
          <table:table-cell office:value-type="float" office:value="0.00000000496756111384684" calcext:value-type="float">
            <text:p>4.96756111384684E-09</text:p>
          </table:table-cell>
          <table:table-cell/>
          <table:table-cell office:value-type="string" calcext:value-type="string">
            <text:p>TMPRSS2</text:p>
          </table:table-cell>
          <table:table-cell table:formula="of:=ROUND([.B74];3 -(1+INT(LOG10(ABS([.B74])))))" office:value-type="float" office:value="1.1" calcext:value-type="float">
            <text:p>1.1</text:p>
          </table:table-cell>
          <table:table-cell table:formula="of:=ROUND([.C74];3 -(1+INT(LOG10(ABS([.C74])))))" office:value-type="float" office:value="0.00000000497" calcext:value-type="float">
            <text:p>4.97E-09</text:p>
          </table:table-cell>
          <table:table-cell/>
        </table:table-row>
        <table:table-row table:style-name="ro1">
          <table:table-cell office:value-type="string" calcext:value-type="string">
            <text:p>IFITM2</text:p>
          </table:table-cell>
          <table:table-cell office:value-type="float" office:value="-0.205186914323962" calcext:value-type="float">
            <text:p>-0.205186914323962</text:p>
          </table:table-cell>
          <table:table-cell table:style-name="ce19" office:value-type="string" calcext:value-type="string">
            <text:p>NA</text:p>
          </table:table-cell>
          <table:table-cell/>
          <table:table-cell office:value-type="string" calcext:value-type="string">
            <text:p>IFITM2</text:p>
          </table:table-cell>
          <table:table-cell table:formula="of:=ROUND([.B75];3 -(1+INT(LOG10(ABS([.B75])))))" office:value-type="float" office:value="-0.205" calcext:value-type="float">
            <text:p>-0.205</text:p>
          </table:table-cell>
          <table:table-cell table:formula="of:=ROUND([.C75];3 -(1+INT(LOG10(ABS([.C75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8" office:value-type="string" calcext:value-type="string">
            <text:p>IFITM3</text:p>
          </table:table-cell>
          <table:table-cell table:style-name="ce20" office:value-type="float" office:value="0.0686991633199465" calcext:value-type="float">
            <text:p>0.068699163319947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IFITM3</text:p>
          </table:table-cell>
          <table:table-cell table:formula="of:=ROUND([.B76];3 -(1+INT(LOG10(ABS([.B76])))))" office:value-type="float" office:value="0.0687" calcext:value-type="float">
            <text:p>0.0687</text:p>
          </table:table-cell>
          <table:table-cell table:formula="of:=ROUND([.C76];3 -(1+INT(LOG10(ABS([.C76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MYCN</text:p>
          </table:table-cell>
          <table:table-cell office:value-type="float" office:value="-0.16346546184739" calcext:value-type="float">
            <text:p>-0.16346546184739</text:p>
          </table:table-cell>
          <table:table-cell table:style-name="ce19" office:value-type="string" calcext:value-type="string">
            <text:p>NA</text:p>
          </table:table-cell>
          <table:table-cell/>
          <table:table-cell office:value-type="string" calcext:value-type="string">
            <text:p>MYCN</text:p>
          </table:table-cell>
          <table:table-cell table:formula="of:=ROUND([.B77];3 -(1+INT(LOG10(ABS([.B77])))))" office:value-type="float" office:value="-0.163" calcext:value-type="float">
            <text:p>-0.163</text:p>
          </table:table-cell>
          <table:table-cell table:formula="of:=ROUND([.C77];3 -(1+INT(LOG10(ABS([.C77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NTRK1</text:p>
          </table:table-cell>
          <table:table-cell office:value-type="float" office:value="-0.0929345381526104" calcext:value-type="float">
            <text:p>-0.09293453815261</text:p>
          </table:table-cell>
          <table:table-cell table:style-name="ce19" office:value-type="string" calcext:value-type="string">
            <text:p>NA</text:p>
          </table:table-cell>
          <table:table-cell/>
          <table:table-cell office:value-type="string" calcext:value-type="string">
            <text:p>NTRK1</text:p>
          </table:table-cell>
          <table:table-cell table:formula="of:=ROUND([.B78];3 -(1+INT(LOG10(ABS([.B78])))))" office:value-type="float" office:value="-0.0929" calcext:value-type="float">
            <text:p>-0.0929</text:p>
          </table:table-cell>
          <table:table-cell table:formula="of:=ROUND([.C78];3 -(1+INT(LOG10(ABS([.C78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PTPN6</text:p>
          </table:table-cell>
          <table:table-cell office:value-type="float" office:value="-0.254003915662651" calcext:value-type="float">
            <text:p>-0.254003915662651</text:p>
          </table:table-cell>
          <table:table-cell table:style-name="ce19" office:value-type="string" calcext:value-type="string">
            <text:p>NA</text:p>
          </table:table-cell>
          <table:table-cell/>
          <table:table-cell office:value-type="string" calcext:value-type="string">
            <text:p>PTPN6</text:p>
          </table:table-cell>
          <table:table-cell table:formula="of:=ROUND([.B79];3 -(1+INT(LOG10(ABS([.B79])))))" office:value-type="float" office:value="-0.254" calcext:value-type="float">
            <text:p>-0.254</text:p>
          </table:table-cell>
          <table:table-cell table:formula="of:=ROUND([.C79];3 -(1+INT(LOG10(ABS([.C79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TP53</text:p>
          </table:table-cell>
          <table:table-cell office:value-type="float" office:value="-0.241142436412316" calcext:value-type="float">
            <text:p>-0.241142436412316</text:p>
          </table:table-cell>
          <table:table-cell table:style-name="ce19" office:value-type="string" calcext:value-type="string">
            <text:p>NA</text:p>
          </table:table-cell>
          <table:table-cell/>
          <table:table-cell office:value-type="string" calcext:value-type="string">
            <text:p>TP53</text:p>
          </table:table-cell>
          <table:table-cell table:formula="of:=ROUND([.B80];3 -(1+INT(LOG10(ABS([.B80])))))" office:value-type="float" office:value="-0.241" calcext:value-type="float">
            <text:p>-0.241</text:p>
          </table:table-cell>
          <table:table-cell table:formula="of:=ROUND([.C80];3 -(1+INT(LOG10(ABS([.C80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CXCL10</text:p>
          </table:table-cell>
          <table:table-cell office:value-type="float" office:value="-0.454800769745649" calcext:value-type="float">
            <text:p>-0.454800769745649</text:p>
          </table:table-cell>
          <table:table-cell table:style-name="ce19" office:value-type="float" office:value="0.0101776592077132" calcext:value-type="float">
            <text:p>0.010177659207713</text:p>
          </table:table-cell>
          <table:table-cell/>
          <table:table-cell office:value-type="string" calcext:value-type="string">
            <text:p>CXCL10</text:p>
          </table:table-cell>
          <table:table-cell table:formula="of:=ROUND([.B81];3 -(1+INT(LOG10(ABS([.B81])))))" office:value-type="float" office:value="-0.455" calcext:value-type="float">
            <text:p>-0.455</text:p>
          </table:table-cell>
          <table:table-cell table:formula="of:=ROUND([.C81];3 -(1+INT(LOG10(ABS([.C81])))))" office:value-type="float" office:value="0.0102" calcext:value-type="float">
            <text:p>0.0102</text:p>
          </table:table-cell>
          <table:table-cell/>
        </table:table-row>
        <table:table-row table:style-name="ro1">
          <table:table-cell table:style-name="ce18" office:value-type="string" calcext:value-type="string">
            <text:p>CXCL11</text:p>
          </table:table-cell>
          <table:table-cell table:style-name="ce20" office:value-type="float" office:value="0.0584516064257028" calcext:value-type="float">
            <text:p>0.058451606425703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XCL11</text:p>
          </table:table-cell>
          <table:table-cell table:formula="of:=ROUND([.B82];3 -(1+INT(LOG10(ABS([.B82])))))" office:value-type="float" office:value="0.0585" calcext:value-type="float">
            <text:p>0.0585</text:p>
          </table:table-cell>
          <table:table-cell table:formula="of:=ROUND([.C82];3 -(1+INT(LOG10(ABS([.C82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8" office:value-type="string" calcext:value-type="string">
            <text:p>AGTR1</text:p>
          </table:table-cell>
          <table:table-cell table:style-name="ce20" office:value-type="float" office:value="0.191177376171352" calcext:value-type="float">
            <text:p>0.191177376171352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AGTR1</text:p>
          </table:table-cell>
          <table:table-cell table:formula="of:=ROUND([.B83];3 -(1+INT(LOG10(ABS([.B83])))))" office:value-type="float" office:value="0.191" calcext:value-type="float">
            <text:p>0.191</text:p>
          </table:table-cell>
          <table:table-cell table:formula="of:=ROUND([.C83];3 -(1+INT(LOG10(ABS([.C83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8" office:value-type="string" calcext:value-type="string">
            <text:p>BSG</text:p>
          </table:table-cell>
          <table:table-cell table:style-name="ce20" office:value-type="float" office:value="0.0629527777777778" calcext:value-type="float">
            <text:p>0.062952777777778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BSG</text:p>
          </table:table-cell>
          <table:table-cell table:formula="of:=ROUND([.B84];3 -(1+INT(LOG10(ABS([.B84])))))" office:value-type="float" office:value="0.063" calcext:value-type="float">
            <text:p>0.063</text:p>
          </table:table-cell>
          <table:table-cell table:formula="of:=ROUND([.C84];3 -(1+INT(LOG10(ABS([.C84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PPIA</text:p>
          </table:table-cell>
          <table:table-cell office:value-type="float" office:value="-1.16316623159304" calcext:value-type="float">
            <text:p>-1.16316623159304</text:p>
          </table:table-cell>
          <table:table-cell table:style-name="ce19" office:value-type="float" office:value="0.000000000607601504842297" calcext:value-type="float">
            <text:p>6.07601504842297E-10</text:p>
          </table:table-cell>
          <table:table-cell/>
          <table:table-cell office:value-type="string" calcext:value-type="string">
            <text:p>PPIA</text:p>
          </table:table-cell>
          <table:table-cell table:formula="of:=ROUND([.B85];3 -(1+INT(LOG10(ABS([.B85])))))" office:value-type="float" office:value="-1.16" calcext:value-type="float">
            <text:p>-1.16</text:p>
          </table:table-cell>
          <table:table-cell table:formula="of:=ROUND([.C85];3 -(1+INT(LOG10(ABS([.C85])))))" office:value-type="float" office:value="0.000000000608" calcext:value-type="float">
            <text:p>6.08E-10</text:p>
          </table:table-cell>
          <table:table-cell/>
        </table:table-row>
        <table:table-row table:style-name="ro1">
          <table:table-cell office:value-type="string" calcext:value-type="string">
            <text:p>PPIB</text:p>
          </table:table-cell>
          <table:table-cell office:value-type="float" office:value="-0.093501171352075" calcext:value-type="float">
            <text:p>-0.093501171352075</text:p>
          </table:table-cell>
          <table:table-cell table:style-name="ce19" office:value-type="string" calcext:value-type="string">
            <text:p>NA</text:p>
          </table:table-cell>
          <table:table-cell/>
          <table:table-cell office:value-type="string" calcext:value-type="string">
            <text:p>PPIB</text:p>
          </table:table-cell>
          <table:table-cell table:formula="of:=ROUND([.B86];3 -(1+INT(LOG10(ABS([.B86])))))" office:value-type="float" office:value="-0.0935" calcext:value-type="float">
            <text:p>-0.0935</text:p>
          </table:table-cell>
          <table:table-cell table:formula="of:=ROUND([.C86];3 -(1+INT(LOG10(ABS([.C86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DPP4</text:p>
          </table:table-cell>
          <table:table-cell office:value-type="float" office:value="-0.287302376171352" calcext:value-type="float">
            <text:p>-0.287302376171352</text:p>
          </table:table-cell>
          <table:table-cell table:style-name="ce19" office:value-type="string" calcext:value-type="string">
            <text:p>NA</text:p>
          </table:table-cell>
          <table:table-cell/>
          <table:table-cell office:value-type="string" calcext:value-type="string">
            <text:p>DPP4</text:p>
          </table:table-cell>
          <table:table-cell table:formula="of:=ROUND([.B87];3 -(1+INT(LOG10(ABS([.B87])))))" office:value-type="float" office:value="-0.287" calcext:value-type="float">
            <text:p>-0.287</text:p>
          </table:table-cell>
          <table:table-cell table:formula="of:=ROUND([.C87];3 -(1+INT(LOG10(ABS([.C87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c5</text:p>
          </table:table-cell>
          <table:table-cell table:style-name="Default" office:value-type="string" calcext:value-type="string">
            <text:p>Difference of Means</text:p>
          </table:table-cell>
          <table:table-cell table:style-name="Default" office:value-type="string" calcext:value-type="string">
            <text:p>PVAL</text:p>
          </table:table-cell>
          <table:table-cell table:number-columns-repeated="2"/>
          <table:table-cell table:style-name="Default" office:value-type="string" calcext:value-type="string">
            <text:p>Difference of Means</text:p>
          </table:table-cell>
          <table:table-cell table:style-name="Default" office:value-type="string" calcext:value-type="string">
            <text:p>PVAL</text:p>
          </table:table-cell>
          <table:table-cell/>
        </table:table-row>
        <table:table-row table:style-name="ro1">
          <table:table-cell table:style-name="ce18" office:value-type="string" calcext:value-type="string">
            <text:p>ACE2</text:p>
          </table:table-cell>
          <table:table-cell table:style-name="ce20" office:value-type="float" office:value="0.0421459012520671" calcext:value-type="float">
            <text:p>0.042145901252067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ACE2</text:p>
          </table:table-cell>
          <table:table-cell table:formula="of:=ROUND([.B90];3 -(1+INT(LOG10(ABS([.B90])))))" office:value-type="float" office:value="0.0421" calcext:value-type="float">
            <text:p>0.0421</text:p>
          </table:table-cell>
          <table:table-cell table:formula="of:=ROUND([.C90];3 -(1+INT(LOG10(ABS([.C90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TMPRSS2</text:p>
          </table:table-cell>
          <table:table-cell office:value-type="float" office:value="-0.224451783605008" calcext:value-type="float">
            <text:p>-0.224451783605008</text:p>
          </table:table-cell>
          <table:table-cell table:style-name="ce19" office:value-type="string" calcext:value-type="string">
            <text:p>NA</text:p>
          </table:table-cell>
          <table:table-cell/>
          <table:table-cell office:value-type="string" calcext:value-type="string">
            <text:p>TMPRSS2</text:p>
          </table:table-cell>
          <table:table-cell table:formula="of:=ROUND([.B91];3 -(1+INT(LOG10(ABS([.B91])))))" office:value-type="float" office:value="-0.224" calcext:value-type="float">
            <text:p>-0.224</text:p>
          </table:table-cell>
          <table:table-cell table:formula="of:=ROUND([.C91];3 -(1+INT(LOG10(ABS([.C91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IFITM2</text:p>
          </table:table-cell>
          <table:table-cell office:value-type="float" office:value="-0.697896881644224" calcext:value-type="float">
            <text:p>-0.697896881644224</text:p>
          </table:table-cell>
          <table:table-cell table:style-name="ce19" office:value-type="float" office:value="0.00000643840981583972" calcext:value-type="float">
            <text:p>6.43840981583972E-06</text:p>
          </table:table-cell>
          <table:table-cell/>
          <table:table-cell office:value-type="string" calcext:value-type="string">
            <text:p>IFITM2</text:p>
          </table:table-cell>
          <table:table-cell table:formula="of:=ROUND([.B92];3 -(1+INT(LOG10(ABS([.B92])))))" office:value-type="float" office:value="-0.698" calcext:value-type="float">
            <text:p>-0.698</text:p>
          </table:table-cell>
          <table:table-cell table:formula="of:=ROUND([.C92];3 -(1+INT(LOG10(ABS([.C92])))))" office:value-type="float" office:value="0.00000644" calcext:value-type="float">
            <text:p>6.44E-06</text:p>
          </table:table-cell>
          <table:table-cell/>
        </table:table-row>
        <table:table-row table:style-name="ro1">
          <table:table-cell office:value-type="string" calcext:value-type="string">
            <text:p>IFITM3</text:p>
          </table:table-cell>
          <table:table-cell office:value-type="float" office:value="-0.747954594849988" calcext:value-type="float">
            <text:p>-0.747954594849988</text:p>
          </table:table-cell>
          <table:table-cell table:style-name="ce19" office:value-type="float" office:value="0.00000212100103493884" calcext:value-type="float">
            <text:p>2.12100103493884E-06</text:p>
          </table:table-cell>
          <table:table-cell/>
          <table:table-cell office:value-type="string" calcext:value-type="string">
            <text:p>IFITM3</text:p>
          </table:table-cell>
          <table:table-cell table:formula="of:=ROUND([.B93];3 -(1+INT(LOG10(ABS([.B93])))))" office:value-type="float" office:value="-0.748" calcext:value-type="float">
            <text:p>-0.748</text:p>
          </table:table-cell>
          <table:table-cell table:formula="of:=ROUND([.C93];3 -(1+INT(LOG10(ABS([.C93])))))" office:value-type="float" office:value="0.00000212" calcext:value-type="float">
            <text:p>2.12E-06</text:p>
          </table:table-cell>
          <table:table-cell/>
        </table:table-row>
        <table:table-row table:style-name="ro1">
          <table:table-cell table:style-name="ce18" office:value-type="string" calcext:value-type="string">
            <text:p>MYCN</text:p>
          </table:table-cell>
          <table:table-cell table:style-name="ce20" office:value-type="float" office:value="1.30492277344673" calcext:value-type="float">
            <text:p>1.30492277344673</text:p>
          </table:table-cell>
          <table:table-cell office:value-type="float" office:value="6.60246290813785E-016" calcext:value-type="float">
            <text:p>6.60246290813785E-16</text:p>
          </table:table-cell>
          <table:table-cell/>
          <table:table-cell office:value-type="string" calcext:value-type="string">
            <text:p>MYCN</text:p>
          </table:table-cell>
          <table:table-cell table:formula="of:=ROUND([.B94];3 -(1+INT(LOG10(ABS([.B94])))))" office:value-type="float" office:value="1.3" calcext:value-type="float">
            <text:p>1.3</text:p>
          </table:table-cell>
          <table:table-cell table:formula="of:=ROUND([.C94];3 -(1+INT(LOG10(ABS([.C94])))))" office:value-type="float" office:value="6.6E-016" calcext:value-type="float">
            <text:p>6.6E-16</text:p>
          </table:table-cell>
          <table:table-cell/>
        </table:table-row>
        <table:table-row table:style-name="ro1">
          <table:table-cell office:value-type="string" calcext:value-type="string">
            <text:p>NTRK1</text:p>
          </table:table-cell>
          <table:table-cell office:value-type="float" office:value="-1.14186394991732" calcext:value-type="float">
            <text:p>-1.14186394991732</text:p>
          </table:table-cell>
          <table:table-cell table:style-name="ce19" office:value-type="float" office:value="0.000000000000057248633419538" calcext:value-type="float">
            <text:p>5.7248633419538E-14</text:p>
          </table:table-cell>
          <table:table-cell/>
          <table:table-cell office:value-type="string" calcext:value-type="string">
            <text:p>NTRK1</text:p>
          </table:table-cell>
          <table:table-cell table:formula="of:=ROUND([.B95];3 -(1+INT(LOG10(ABS([.B95])))))" office:value-type="float" office:value="-1.14" calcext:value-type="float">
            <text:p>-1.14</text:p>
          </table:table-cell>
          <table:table-cell table:formula="of:=ROUND([.C95];3 -(1+INT(LOG10(ABS([.C95])))))" office:value-type="float" office:value="0.0000000000000572" calcext:value-type="float">
            <text:p>5.72E-14</text:p>
          </table:table-cell>
          <table:table-cell/>
        </table:table-row>
        <table:table-row table:style-name="ro1">
          <table:table-cell office:value-type="string" calcext:value-type="string">
            <text:p>PTPN6</text:p>
          </table:table-cell>
          <table:table-cell office:value-type="float" office:value="-0.869199503897945" calcext:value-type="float">
            <text:p>-0.869199503897945</text:p>
          </table:table-cell>
          <table:table-cell table:style-name="ce19" office:value-type="float" office:value="0.00000000615354473108232" calcext:value-type="float">
            <text:p>6.15354473108232E-09</text:p>
          </table:table-cell>
          <table:table-cell/>
          <table:table-cell office:value-type="string" calcext:value-type="string">
            <text:p>PTPN6</text:p>
          </table:table-cell>
          <table:table-cell table:formula="of:=ROUND([.B96];3 -(1+INT(LOG10(ABS([.B96])))))" office:value-type="float" office:value="-0.869" calcext:value-type="float">
            <text:p>-0.869</text:p>
          </table:table-cell>
          <table:table-cell table:formula="of:=ROUND([.C96];3 -(1+INT(LOG10(ABS([.C96])))))" office:value-type="float" office:value="0.00000000615" calcext:value-type="float">
            <text:p>6.15E-09</text:p>
          </table:table-cell>
          <table:table-cell/>
        </table:table-row>
        <table:table-row table:style-name="ro1">
          <table:table-cell table:style-name="ce18" office:value-type="string" calcext:value-type="string">
            <text:p>TP53</text:p>
          </table:table-cell>
          <table:table-cell table:style-name="ce20" office:value-type="float" office:value="1.1831412237184" calcext:value-type="float">
            <text:p>1.1831412237184</text:p>
          </table:table-cell>
          <table:table-cell office:value-type="float" office:value="0.0000000000000149984945849505" calcext:value-type="float">
            <text:p>1.49984945849505E-14</text:p>
          </table:table-cell>
          <table:table-cell/>
          <table:table-cell office:value-type="string" calcext:value-type="string">
            <text:p>TP53</text:p>
          </table:table-cell>
          <table:table-cell table:formula="of:=ROUND([.B97];3 -(1+INT(LOG10(ABS([.B97])))))" office:value-type="float" office:value="1.18" calcext:value-type="float">
            <text:p>1.18</text:p>
          </table:table-cell>
          <table:table-cell table:formula="of:=ROUND([.C97];3 -(1+INT(LOG10(ABS([.C97])))))" office:value-type="float" office:value="0.000000000000015" calcext:value-type="float">
            <text:p>1.5E-14</text:p>
          </table:table-cell>
          <table:table-cell/>
        </table:table-row>
        <table:table-row table:style-name="ro1">
          <table:table-cell office:value-type="string" calcext:value-type="string">
            <text:p>CXCL10</text:p>
          </table:table-cell>
          <table:table-cell office:value-type="float" office:value="-0.706288188046303" calcext:value-type="float">
            <text:p>-0.706288188046303</text:p>
          </table:table-cell>
          <table:table-cell table:style-name="ce19" office:value-type="float" office:value="0.00000347953031471517" calcext:value-type="float">
            <text:p>3.47953031471517E-06</text:p>
          </table:table-cell>
          <table:table-cell/>
          <table:table-cell office:value-type="string" calcext:value-type="string">
            <text:p>CXCL10</text:p>
          </table:table-cell>
          <table:table-cell table:formula="of:=ROUND([.B98];3 -(1+INT(LOG10(ABS([.B98])))))" office:value-type="float" office:value="-0.706" calcext:value-type="float">
            <text:p>-0.706</text:p>
          </table:table-cell>
          <table:table-cell table:formula="of:=ROUND([.C98];3 -(1+INT(LOG10(ABS([.C98])))))" office:value-type="float" office:value="0.00000348" calcext:value-type="float">
            <text:p>3.48E-06</text:p>
          </table:table-cell>
          <table:table-cell/>
        </table:table-row>
        <table:table-row table:style-name="ro1">
          <table:table-cell office:value-type="string" calcext:value-type="string">
            <text:p>CXCL11</text:p>
          </table:table-cell>
          <table:table-cell office:value-type="float" office:value="-0.660729766123317" calcext:value-type="float">
            <text:p>-0.660729766123317</text:p>
          </table:table-cell>
          <table:table-cell table:style-name="ce19" office:value-type="float" office:value="0.0000184257429744543" calcext:value-type="float">
            <text:p>1.84257429744543E-05</text:p>
          </table:table-cell>
          <table:table-cell/>
          <table:table-cell office:value-type="string" calcext:value-type="string">
            <text:p>CXCL11</text:p>
          </table:table-cell>
          <table:table-cell table:formula="of:=ROUND([.B99];3 -(1+INT(LOG10(ABS([.B99])))))" office:value-type="float" office:value="-0.661" calcext:value-type="float">
            <text:p>-0.661</text:p>
          </table:table-cell>
          <table:table-cell table:formula="of:=ROUND([.C99];3 -(1+INT(LOG10(ABS([.C99])))))" office:value-type="float" office:value="0.0000184" calcext:value-type="float">
            <text:p>1.84E-05</text:p>
          </table:table-cell>
          <table:table-cell/>
        </table:table-row>
        <table:table-row table:style-name="ro1">
          <table:table-cell office:value-type="string" calcext:value-type="string">
            <text:p>AGTR1</text:p>
          </table:table-cell>
          <table:table-cell office:value-type="float" office:value="-0.163984715331916" calcext:value-type="float">
            <text:p>-0.163984715331916</text:p>
          </table:table-cell>
          <table:table-cell table:style-name="ce19" office:value-type="string" calcext:value-type="string">
            <text:p>NA</text:p>
          </table:table-cell>
          <table:table-cell/>
          <table:table-cell office:value-type="string" calcext:value-type="string">
            <text:p>AGTR1</text:p>
          </table:table-cell>
          <table:table-cell table:formula="of:=ROUND([.B100];3 -(1+INT(LOG10(ABS([.B100])))))" office:value-type="float" office:value="-0.164" calcext:value-type="float">
            <text:p>-0.164</text:p>
          </table:table-cell>
          <table:table-cell table:formula="of:=ROUND([.C100];3 -(1+INT(LOG10(ABS([.C100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8" office:value-type="string" calcext:value-type="string">
            <text:p>BSG</text:p>
          </table:table-cell>
          <table:table-cell table:style-name="ce20" office:value-type="float" office:value="0.280982352941176" calcext:value-type="float">
            <text:p>0.280982352941176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BSG</text:p>
          </table:table-cell>
          <table:table-cell table:formula="of:=ROUND([.B101];3 -(1+INT(LOG10(ABS([.B101])))))" office:value-type="float" office:value="0.281" calcext:value-type="float">
            <text:p>0.281</text:p>
          </table:table-cell>
          <table:table-cell table:formula="of:=ROUND([.C101];3 -(1+INT(LOG10(ABS([.C101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8" office:value-type="string" calcext:value-type="string">
            <text:p>PPIA</text:p>
          </table:table-cell>
          <table:table-cell table:style-name="ce20" office:value-type="float" office:value="0.594205173635719" calcext:value-type="float">
            <text:p>0.594205173635719</text:p>
          </table:table-cell>
          <table:table-cell office:value-type="float" office:value="0.0000893848620041968" calcext:value-type="float">
            <text:p>8.93848620041968E-05</text:p>
          </table:table-cell>
          <table:table-cell/>
          <table:table-cell office:value-type="string" calcext:value-type="string">
            <text:p>PPIA</text:p>
          </table:table-cell>
          <table:table-cell table:formula="of:=ROUND([.B102];3 -(1+INT(LOG10(ABS([.B102])))))" office:value-type="float" office:value="0.594" calcext:value-type="float">
            <text:p>0.594</text:p>
          </table:table-cell>
          <table:table-cell table:formula="of:=ROUND([.C102];3 -(1+INT(LOG10(ABS([.C102])))))" office:value-type="float" office:value="0.0000894" calcext:value-type="float">
            <text:p>8.94E-05</text:p>
          </table:table-cell>
          <table:table-cell/>
        </table:table-row>
        <table:table-row table:style-name="ro1">
          <table:table-cell office:value-type="string" calcext:value-type="string">
            <text:p>PPIB</text:p>
          </table:table-cell>
          <table:table-cell office:value-type="float" office:value="-0.0394630994566501" calcext:value-type="float">
            <text:p>-0.03946309945665</text:p>
          </table:table-cell>
          <table:table-cell table:style-name="ce19" office:value-type="string" calcext:value-type="string">
            <text:p>NA</text:p>
          </table:table-cell>
          <table:table-cell/>
          <table:table-cell office:value-type="string" calcext:value-type="string">
            <text:p>PPIB</text:p>
          </table:table-cell>
          <table:table-cell table:formula="of:=ROUND([.B103];3 -(1+INT(LOG10(ABS([.B103])))))" office:value-type="float" office:value="-0.0395" calcext:value-type="float">
            <text:p>-0.0395</text:p>
          </table:table-cell>
          <table:table-cell table:formula="of:=ROUND([.C103];3 -(1+INT(LOG10(ABS([.C103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DPP4</text:p>
          </table:table-cell>
          <table:table-cell office:value-type="float" office:value="-0.893968225844555" calcext:value-type="float">
            <text:p>-0.893968225844555</text:p>
          </table:table-cell>
          <table:table-cell table:style-name="ce19" office:value-type="float" office:value="0.00000000188098979901692" calcext:value-type="float">
            <text:p>1.88098979901692E-09</text:p>
          </table:table-cell>
          <table:table-cell/>
          <table:table-cell office:value-type="string" calcext:value-type="string">
            <text:p>DPP4</text:p>
          </table:table-cell>
          <table:table-cell table:formula="of:=ROUND([.B104];3 -(1+INT(LOG10(ABS([.B104])))))" office:value-type="float" office:value="-0.894" calcext:value-type="float">
            <text:p>-0.894</text:p>
          </table:table-cell>
          <table:table-cell table:formula="of:=ROUND([.C104];3 -(1+INT(LOG10(ABS([.C104])))))" office:value-type="float" office:value="0.00000000188" calcext:value-type="float">
            <text:p>1.88E-09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c6</text:p>
          </table:table-cell>
          <table:table-cell table:style-name="Default" office:value-type="string" calcext:value-type="string">
            <text:p>Difference of Means</text:p>
          </table:table-cell>
          <table:table-cell table:style-name="Default" office:value-type="string" calcext:value-type="string">
            <text:p>PVAL</text:p>
          </table:table-cell>
          <table:table-cell table:number-columns-repeated="2"/>
          <table:table-cell table:style-name="Default" office:value-type="string" calcext:value-type="string">
            <text:p>Difference of Means</text:p>
          </table:table-cell>
          <table:table-cell table:style-name="Default" office:value-type="string" calcext:value-type="string">
            <text:p>PVAL</text:p>
          </table:table-cell>
          <table:table-cell/>
        </table:table-row>
        <table:table-row table:style-name="ro1">
          <table:table-cell office:value-type="string" calcext:value-type="string">
            <text:p>ACE2</text:p>
          </table:table-cell>
          <table:table-cell office:value-type="float" office:value="-0.306439937527889" calcext:value-type="float">
            <text:p>-0.306439937527889</text:p>
          </table:table-cell>
          <table:table-cell table:style-name="ce19" office:value-type="float" office:value="0.035464326477486" calcext:value-type="float">
            <text:p>0.035464326477486</text:p>
          </table:table-cell>
          <table:table-cell/>
          <table:table-cell office:value-type="string" calcext:value-type="string">
            <text:p>ACE2</text:p>
          </table:table-cell>
          <table:table-cell table:formula="of:=ROUND([.B107];3 -(1+INT(LOG10(ABS([.B107])))))" office:value-type="float" office:value="-0.306" calcext:value-type="float">
            <text:p>-0.306</text:p>
          </table:table-cell>
          <table:table-cell table:formula="of:=ROUND([.C107];3 -(1+INT(LOG10(ABS([.C107])))))" office:value-type="float" office:value="0.0355" calcext:value-type="float">
            <text:p>0.0355</text:p>
          </table:table-cell>
          <table:table-cell/>
        </table:table-row>
        <table:table-row table:style-name="ro1">
          <table:table-cell office:value-type="string" calcext:value-type="string">
            <text:p>TMPRSS2</text:p>
          </table:table-cell>
          <table:table-cell office:value-type="float" office:value="-0.229860062472111" calcext:value-type="float">
            <text:p>-0.229860062472111</text:p>
          </table:table-cell>
          <table:table-cell table:style-name="ce19" office:value-type="string" calcext:value-type="string">
            <text:p>NA</text:p>
          </table:table-cell>
          <table:table-cell/>
          <table:table-cell office:value-type="string" calcext:value-type="string">
            <text:p>TMPRSS2</text:p>
          </table:table-cell>
          <table:table-cell table:formula="of:=ROUND([.B108];3 -(1+INT(LOG10(ABS([.B108])))))" office:value-type="float" office:value="-0.23" calcext:value-type="float">
            <text:p>-0.23</text:p>
          </table:table-cell>
          <table:table-cell table:formula="of:=ROUND([.C108];3 -(1+INT(LOG10(ABS([.C108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IFITM2</text:p>
          </table:table-cell>
          <table:table-cell office:value-type="float" office:value="-0.134245247657296" calcext:value-type="float">
            <text:p>-0.134245247657296</text:p>
          </table:table-cell>
          <table:table-cell table:style-name="ce19" office:value-type="string" calcext:value-type="string">
            <text:p>NA</text:p>
          </table:table-cell>
          <table:table-cell/>
          <table:table-cell office:value-type="string" calcext:value-type="string">
            <text:p>IFITM2</text:p>
          </table:table-cell>
          <table:table-cell table:formula="of:=ROUND([.B109];3 -(1+INT(LOG10(ABS([.B109])))))" office:value-type="float" office:value="-0.134" calcext:value-type="float">
            <text:p>-0.134</text:p>
          </table:table-cell>
          <table:table-cell table:formula="of:=ROUND([.C109];3 -(1+INT(LOG10(ABS([.C109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IFITM3</text:p>
          </table:table-cell>
          <table:table-cell office:value-type="float" office:value="-0.211449910754128" calcext:value-type="float">
            <text:p>-0.211449910754128</text:p>
          </table:table-cell>
          <table:table-cell table:style-name="ce19" office:value-type="string" calcext:value-type="string">
            <text:p>NA</text:p>
          </table:table-cell>
          <table:table-cell/>
          <table:table-cell office:value-type="string" calcext:value-type="string">
            <text:p>IFITM3</text:p>
          </table:table-cell>
          <table:table-cell table:formula="of:=ROUND([.B110];3 -(1+INT(LOG10(ABS([.B110])))))" office:value-type="float" office:value="-0.211" calcext:value-type="float">
            <text:p>-0.211</text:p>
          </table:table-cell>
          <table:table-cell table:formula="of:=ROUND([.C110];3 -(1+INT(LOG10(ABS([.C110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MYCN</text:p>
          </table:table-cell>
          <table:table-cell office:value-type="float" office:value="-0.284982128514056" calcext:value-type="float">
            <text:p>-0.284982128514056</text:p>
          </table:table-cell>
          <table:table-cell table:style-name="ce19" office:value-type="float" office:value="0.0432382053916315" calcext:value-type="float">
            <text:p>0.043238205391632</text:p>
          </table:table-cell>
          <table:table-cell/>
          <table:table-cell office:value-type="string" calcext:value-type="string">
            <text:p>MYCN</text:p>
          </table:table-cell>
          <table:table-cell table:formula="of:=ROUND([.B111];3 -(1+INT(LOG10(ABS([.B111])))))" office:value-type="float" office:value="-0.285" calcext:value-type="float">
            <text:p>-0.285</text:p>
          </table:table-cell>
          <table:table-cell table:formula="of:=ROUND([.C111];3 -(1+INT(LOG10(ABS([.C111])))))" office:value-type="float" office:value="0.0432" calcext:value-type="float">
            <text:p>0.0432</text:p>
          </table:table-cell>
          <table:table-cell/>
        </table:table-row>
        <table:table-row table:style-name="ro1">
          <table:table-cell table:style-name="ce18" office:value-type="string" calcext:value-type="string">
            <text:p>NTRK1</text:p>
          </table:table-cell>
          <table:table-cell table:style-name="ce20" office:value-type="float" office:value="0.122983980365908" calcext:value-type="float">
            <text:p>0.122983980365908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TRK1</text:p>
          </table:table-cell>
          <table:table-cell table:formula="of:=ROUND([.B112];3 -(1+INT(LOG10(ABS([.B112])))))" office:value-type="float" office:value="0.123" calcext:value-type="float">
            <text:p>0.123</text:p>
          </table:table-cell>
          <table:table-cell table:formula="of:=ROUND([.C112];3 -(1+INT(LOG10(ABS([.C112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8" office:value-type="string" calcext:value-type="string">
            <text:p>PTPN6</text:p>
          </table:table-cell>
          <table:table-cell table:style-name="ce20" office:value-type="float" office:value="0.429771084337349" calcext:value-type="float">
            <text:p>0.429771084337349</text:p>
          </table:table-cell>
          <table:table-cell office:value-type="float" office:value="0.00318970417869483" calcext:value-type="float">
            <text:p>0.003189704178695</text:p>
          </table:table-cell>
          <table:table-cell/>
          <table:table-cell office:value-type="string" calcext:value-type="string">
            <text:p>PTPN6</text:p>
          </table:table-cell>
          <table:table-cell table:formula="of:=ROUND([.B113];3 -(1+INT(LOG10(ABS([.B113])))))" office:value-type="float" office:value="0.43" calcext:value-type="float">
            <text:p>0.43</text:p>
          </table:table-cell>
          <table:table-cell table:formula="of:=ROUND([.C113];3 -(1+INT(LOG10(ABS([.C113])))))" office:value-type="float" office:value="0.00319" calcext:value-type="float">
            <text:p>0.00319</text:p>
          </table:table-cell>
          <table:table-cell/>
        </table:table-row>
        <table:table-row table:style-name="ro1">
          <table:table-cell office:value-type="string" calcext:value-type="string">
            <text:p>TP53</text:p>
          </table:table-cell>
          <table:table-cell office:value-type="float" office:value="-0.439433177153057" calcext:value-type="float">
            <text:p>-0.439433177153057</text:p>
          </table:table-cell>
          <table:table-cell table:style-name="ce19" office:value-type="float" office:value="0.00261180029945285" calcext:value-type="float">
            <text:p>0.002611800299453</text:p>
          </table:table-cell>
          <table:table-cell/>
          <table:table-cell office:value-type="string" calcext:value-type="string">
            <text:p>TP53</text:p>
          </table:table-cell>
          <table:table-cell table:formula="of:=ROUND([.B114];3 -(1+INT(LOG10(ABS([.B114])))))" office:value-type="float" office:value="-0.439" calcext:value-type="float">
            <text:p>-0.439</text:p>
          </table:table-cell>
          <table:table-cell table:formula="of:=ROUND([.C114];3 -(1+INT(LOG10(ABS([.C114])))))" office:value-type="float" office:value="0.00261" calcext:value-type="float">
            <text:p>0.00261</text:p>
          </table:table-cell>
          <table:table-cell/>
        </table:table-row>
        <table:table-row table:style-name="ro1">
          <table:table-cell table:style-name="ce18" office:value-type="string" calcext:value-type="string">
            <text:p>CXCL10</text:p>
          </table:table-cell>
          <table:table-cell table:style-name="ce20" office:value-type="float" office:value="0.24435385988398" calcext:value-type="float">
            <text:p>0.24435385988398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XCL10</text:p>
          </table:table-cell>
          <table:table-cell table:formula="of:=ROUND([.B115];3 -(1+INT(LOG10(ABS([.B115])))))" office:value-type="float" office:value="0.244" calcext:value-type="float">
            <text:p>0.244</text:p>
          </table:table-cell>
          <table:table-cell table:formula="of:=ROUND([.C115];3 -(1+INT(LOG10(ABS([.C115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8" office:value-type="string" calcext:value-type="string">
            <text:p>CXCL11</text:p>
          </table:table-cell>
          <table:table-cell table:style-name="ce20" office:value-type="float" office:value="0.153064569388666" calcext:value-type="float">
            <text:p>0.153064569388666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XCL11</text:p>
          </table:table-cell>
          <table:table-cell table:formula="of:=ROUND([.B116];3 -(1+INT(LOG10(ABS([.B116])))))" office:value-type="float" office:value="0.153" calcext:value-type="float">
            <text:p>0.153</text:p>
          </table:table-cell>
          <table:table-cell table:formula="of:=ROUND([.C116];3 -(1+INT(LOG10(ABS([.C116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AGTR1</text:p>
          </table:table-cell>
          <table:table-cell office:value-type="float" office:value="-0.5736744756805" calcext:value-type="float">
            <text:p>-0.5736744756805</text:p>
          </table:table-cell>
          <table:table-cell table:style-name="ce19" office:value-type="float" office:value="0.0000575032709676674" calcext:value-type="float">
            <text:p>5.75032709676674E-05</text:p>
          </table:table-cell>
          <table:table-cell/>
          <table:table-cell office:value-type="string" calcext:value-type="string">
            <text:p>AGTR1</text:p>
          </table:table-cell>
          <table:table-cell table:formula="of:=ROUND([.B117];3 -(1+INT(LOG10(ABS([.B117])))))" office:value-type="float" office:value="-0.574" calcext:value-type="float">
            <text:p>-0.574</text:p>
          </table:table-cell>
          <table:table-cell table:formula="of:=ROUND([.C117];3 -(1+INT(LOG10(ABS([.C117])))))" office:value-type="float" office:value="0.0000575" calcext:value-type="float">
            <text:p>5.75E-05</text:p>
          </table:table-cell>
          <table:table-cell/>
        </table:table-row>
        <table:table-row table:style-name="ro1">
          <table:table-cell office:value-type="string" calcext:value-type="string">
            <text:p>BSG</text:p>
          </table:table-cell>
          <table:table-cell office:value-type="float" office:value="-0.145998148148148" calcext:value-type="float">
            <text:p>-0.145998148148148</text:p>
          </table:table-cell>
          <table:table-cell table:style-name="ce19" office:value-type="string" calcext:value-type="string">
            <text:p>NA</text:p>
          </table:table-cell>
          <table:table-cell/>
          <table:table-cell office:value-type="string" calcext:value-type="string">
            <text:p>BSG</text:p>
          </table:table-cell>
          <table:table-cell table:formula="of:=ROUND([.B118];3 -(1+INT(LOG10(ABS([.B118])))))" office:value-type="float" office:value="-0.146" calcext:value-type="float">
            <text:p>-0.146</text:p>
          </table:table-cell>
          <table:table-cell table:formula="of:=ROUND([.C118];3 -(1+INT(LOG10(ABS([.C118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8" office:value-type="string" calcext:value-type="string">
            <text:p>PPIA</text:p>
          </table:table-cell>
          <table:table-cell table:style-name="ce20" office:value-type="float" office:value="0.197779138777331" calcext:value-type="float">
            <text:p>0.19777913877733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PPIA</text:p>
          </table:table-cell>
          <table:table-cell table:formula="of:=ROUND([.B119];3 -(1+INT(LOG10(ABS([.B119])))))" office:value-type="float" office:value="0.198" calcext:value-type="float">
            <text:p>0.198</text:p>
          </table:table-cell>
          <table:table-cell table:formula="of:=ROUND([.C119];3 -(1+INT(LOG10(ABS([.C119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8" office:value-type="string" calcext:value-type="string">
            <text:p>PPIB</text:p>
          </table:table-cell>
          <table:table-cell table:style-name="ce20" office:value-type="float" office:value="0.00941827309236949" calcext:value-type="float">
            <text:p>0.009418273092369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PPIB</text:p>
          </table:table-cell>
          <table:table-cell table:formula="of:=ROUND([.B120];3 -(1+INT(LOG10(ABS([.B120])))))" office:value-type="float" office:value="0.00942" calcext:value-type="float">
            <text:p>0.00942</text:p>
          </table:table-cell>
          <table:table-cell table:formula="of:=ROUND([.C120];3 -(1+INT(LOG10(ABS([.C120]))))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8" office:value-type="string" calcext:value-type="string">
            <text:p>DPP4</text:p>
          </table:table-cell>
          <table:table-cell table:style-name="ce20" office:value-type="float" office:value="0.263798549754574" calcext:value-type="float">
            <text:p>0.263798549754574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DPP4</text:p>
          </table:table-cell>
          <table:table-cell table:formula="of:=ROUND([.B121];3 -(1+INT(LOG10(ABS([.B121])))))" office:value-type="float" office:value="0.264" calcext:value-type="float">
            <text:p>0.264</text:p>
          </table:table-cell>
          <table:table-cell table:formula="of:=ROUND([.C121];3 -(1+INT(LOG10(ABS([.C121])))))" office:value-type="string" office:string-value="" calcext:value-type="error">
            <text:p>#VALUE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5:37:52.277666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22:39:55.150664502</meta:creation-date>
    <meta:editing-duration>PT3H33M14S</meta:editing-duration>
    <meta:editing-cycles>5</meta:editing-cycles>
    <meta:generator>LibreOffice/6.4.6.2$Linux_X86_64 LibreOffice_project/40$Build-2</meta:generator>
    <dc:date>2021-03-22T04:00:24.807487077</dc:date>
    <meta:document-statistic meta:table-count="1" meta:cell-count="688" meta:object-count="0"/>
  </office:meta>
</office:document-meta>
</file>